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Times" svg:font-family="Times, 'Times New Roman'"/>
    <style:font-face style:name="monospace" svg:font-family="monospace"/>
    <style:font-face style:name="sans-serif" svg:font-family="sans-serif, Arial"/>
    <style:font-face style:name="DejaVu Sans Mono" svg:font-family="'DejaVu Sans Mono'" style:font-family-generic="modern"/>
    <style:font-face style:name="WenQuanYi Micro Hei2" svg:font-family="'WenQuanYi Micro Hei'" style:font-family-generic="modern"/>
    <style:font-face style:name="Helvetica" svg:font-family="Helvetica, Arial" style:font-family-generic="swiss"/>
    <style:font-face style:name="Sans-serif" svg:font-family="Sans-serif, Arial" style:font-family-generic="swiss"/>
    <style:font-face style:name="DejaVu Sans" svg:font-family="'DejaVu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variant="small-caps" style:font-name="Garamond" fo:language="fr" fo:country="FR" style:language-asian="zxx" style:country-asian="none" style:font-name-complex="Garamond"/>
    </style:style>
    <style:style style:name="P2" style:family="paragraph" style:parent-style-name="Standard">
      <style:paragraph-properties fo:text-align="end" style:justify-single-word="false"/>
      <style:text-properties style:font-name="Garamond" fo:language="fr" fo:country="FR" style:font-name-complex="Garamond"/>
    </style:style>
    <style:style style:name="P3" style:family="paragraph" style:parent-style-name="Standard">
      <style:text-properties style:font-name="Garamond" fo:font-size="48pt" fo:language="fr" fo:country="FR" style:font-size-asian="48pt" style:font-name-complex="Garamond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margin-top="0.423cm" fo:margin-bottom="0cm" loext:contextual-spacing="false" fo:text-align="justify" style:justify-single-word="false"/>
    </style:style>
    <style:style style:name="P6" style:family="paragraph" style:parent-style-name="Standard">
      <style:paragraph-properties fo:margin-top="0.423cm" fo:margin-bottom="0cm" loext:contextual-spacing="false"/>
      <style:text-properties officeooo:paragraph-rsid="0009a9b4"/>
    </style:style>
    <style:style style:name="P7" style:family="paragraph" style:parent-style-name="Standard">
      <style:paragraph-properties fo:margin-top="0.423cm" fo:margin-bottom="0cm" loext:contextual-spacing="false"/>
      <style:text-properties fo:font-size="10pt" fo:language="fr" fo:country="FR" officeooo:paragraph-rsid="0009a9b4" style:font-size-asian="10pt" style:font-size-complex="10pt"/>
    </style:style>
    <style:style style:name="P8" style:family="paragraph" style:parent-style-name="Standard">
      <style:paragraph-properties fo:margin-top="0.423cm" fo:margin-bottom="0cm" loext:contextual-spacing="false">
        <style:tab-stops>
          <style:tab-stop style:position="1.27cm"/>
        </style:tab-stops>
      </style:paragraph-properties>
      <style:text-properties style:font-name="Arial" fo:font-size="10pt" fo:language="fr" fo:country="FR" officeooo:paragraph-rsid="0009a9b4" style:font-size-asian="10pt" style:font-name-complex="Arial" style:font-size-complex="10pt"/>
    </style:style>
    <style:style style:name="P9" style:family="paragraph" style:parent-style-name="Standard">
      <style:paragraph-properties fo:margin-top="0.423cm" fo:margin-bottom="0cm" loext:contextual-spacing="false"/>
      <style:text-properties style:font-name="Arial" fo:font-size="20pt" fo:language="fr" fo:country="FR" fo:font-weight="bold" officeooo:paragraph-rsid="0009a9b4" style:font-size-asian="20pt" style:font-weight-asian="bold" style:font-name-complex="Arial" style:font-size-complex="20pt"/>
    </style:style>
    <style:style style:name="P10" style:family="paragraph" style:parent-style-name="Standard">
      <style:paragraph-properties fo:margin-top="0.423cm" fo:margin-bottom="0cm" loext:contextual-spacing="false" fo:break-before="page"/>
    </style:style>
    <style:style style:name="P11" style:family="paragraph" style:parent-style-name="Preformatted_20_Text">
      <style:paragraph-properties fo:margin-top="0.423cm" fo:margin-bottom="0cm" loext:contextual-spacing="false" fo:text-align="justify" style:justify-single-word="false"/>
    </style:style>
    <style:style style:name="P12" style:family="paragraph" style:parent-style-name="Preformatted_20_Text">
      <loext:graphic-properties draw:fill="solid" draw:fill-color="#f9f9f9" draw:opacity="100%"/>
      <style:paragraph-properties fo:margin-top="0cm" fo:margin-bottom="0cm" loext:contextual-spacing="false" fo:orphans="2" fo:widows="2" fo:background-color="#f9f9f9" fo:padding="0cm" fo:border="none"/>
    </style:style>
    <style:style style:name="P13" style:family="paragraph" style:parent-style-name="Standard">
      <style:paragraph-properties fo:break-before="page"/>
      <style:text-properties officeooo:paragraph-rsid="0009a9b4"/>
    </style:style>
    <style:style style:name="P14" style:family="paragraph" style:parent-style-name="Heading_20_1">
      <style:paragraph-properties>
        <style:tab-stops>
          <style:tab-stop style:position="0cm"/>
        </style:tab-stops>
      </style:paragraph-properties>
      <style:text-properties fo:font-variant="small-caps"/>
    </style:style>
    <style:style style:name="P15" style:family="paragraph" style:parent-style-name="Heading_20_1">
      <style:paragraph-properties>
        <style:tab-stops>
          <style:tab-stop style:position="0cm"/>
        </style:tab-stops>
      </style:paragraph-properties>
    </style:style>
    <style:style style:name="P16" style:family="paragraph" style:parent-style-name="Heading_20_1" style:master-page-name="Standard">
      <style:paragraph-properties fo:text-align="end" style:justify-single-word="false" style:page-number="auto">
        <style:tab-stops>
          <style:tab-stop style:position="0cm"/>
        </style:tab-stops>
      </style:paragraph-properties>
    </style:style>
    <style:style style:name="P17" style:family="paragraph" style:parent-style-name="Standard">
      <style:paragraph-properties fo:text-align="end" style:justify-single-word="false"/>
      <style:text-properties style:font-name="Garamond" fo:font-size="48pt" fo:language="fr" fo:country="FR" officeooo:rsid="0009a9b4" officeooo:paragraph-rsid="0009a9b4" style:font-size-asian="48pt" style:font-name-complex="Garamond" style:font-size-complex="28pt"/>
    </style:style>
    <style:style style:name="P18" style:family="paragraph" style:parent-style-name="Standard" style:list-style-name="WW8Num3">
      <style:paragraph-properties fo:margin-top="0.423cm" fo:margin-bottom="0cm" loext:contextual-spacing="false"/>
      <style:text-properties officeooo:paragraph-rsid="0009a9b4"/>
    </style:style>
    <style:style style:name="P19" style:family="paragraph" style:parent-style-name="Standard">
      <style:paragraph-properties fo:margin-top="0.423cm" fo:margin-bottom="0cm" loext:contextual-spacing="false"/>
      <style:text-properties style:font-name="Arial" fo:font-size="10pt" fo:language="fr" fo:country="FR" fo:font-weight="normal" officeooo:paragraph-rsid="0009a9b4" style:font-size-asian="10pt" style:font-weight-asian="normal" style:font-name-complex="Arial" style:font-size-complex="10pt" style:font-weight-complex="normal"/>
    </style:style>
    <style:style style:name="P20" style:family="paragraph" style:parent-style-name="Standard">
      <style:paragraph-properties fo:margin-top="0.423cm" fo:margin-bottom="0cm" loext:contextual-spacing="false" fo:text-align="justify" style:justify-single-word="false">
        <style:tab-stops>
          <style:tab-stop style:position="1.27cm"/>
        </style:tab-stops>
      </style:paragraph-properties>
      <style:text-properties style:font-name="Arial" fo:font-size="10pt" fo:language="fr" fo:country="FR" officeooo:paragraph-rsid="000b1a87" style:font-size-asian="10pt" style:font-name-complex="Arial" style:font-size-complex="10pt"/>
    </style:style>
    <style:style style:name="P21" style:family="paragraph" style:parent-style-name="Standard">
      <style:paragraph-properties fo:margin-top="0.423cm" fo:margin-bottom="0cm" loext:contextual-spacing="false" fo:text-align="justify" style:justify-single-word="false"/>
      <style:text-properties style:font-name="Arial" fo:font-size="10pt" fo:language="fr" fo:country="FR" officeooo:paragraph-rsid="000b1a87" style:font-size-asian="10pt" style:font-name-complex="Arial" style:font-size-complex="10pt"/>
    </style:style>
    <style:style style:name="P22" style:family="paragraph" style:parent-style-name="Standard">
      <style:paragraph-properties fo:margin-top="0.423cm" fo:margin-bottom="0cm" loext:contextual-spacing="false" fo:text-align="justify" style:justify-single-word="false">
        <style:tab-stops>
          <style:tab-stop style:position="1.27cm"/>
        </style:tab-stops>
      </style:paragraph-properties>
      <style:text-properties style:font-name="Arial" fo:font-size="10pt" fo:language="fr" fo:country="FR" officeooo:paragraph-rsid="000b1a87" style:font-name-asian="Arial" style:font-size-asian="10pt" style:font-name-complex="Arial" style:font-size-complex="10pt"/>
    </style:style>
    <style:style style:name="P23" style:family="paragraph" style:parent-style-name="Standard" style:list-style-name="WW8Num3">
      <style:paragraph-properties fo:margin-top="0.423cm" fo:margin-bottom="0cm" loext:contextual-spacing="false" fo:text-align="justify" style:justify-single-word="false"/>
      <style:text-properties fo:font-variant="normal" fo:text-transform="none" fo:color="#000000" style:font-name="sans-serif" fo:font-size="10pt" fo:letter-spacing="normal" fo:language="fr" fo:country="FR" fo:font-style="normal" fo:font-weight="normal" style:font-size-asian="10pt" style:font-style-asian="normal" style:font-weight-asian="normal" style:font-name-complex="sans-serif" style:font-size-complex="10pt"/>
    </style:style>
    <style:style style:name="P24" style:family="paragraph" style:parent-style-name="Standard" style:list-style-name="WW8Num4">
      <style:paragraph-properties fo:margin-top="0.423cm" fo:margin-bottom="0cm" loext:contextual-spacing="false" fo:text-align="justify" style:justify-single-word="false"/>
      <style:text-properties fo:font-variant="normal" fo:text-transform="none" fo:color="#000000" style:font-name="sans-serif" fo:font-size="10pt" fo:letter-spacing="normal" fo:language="fr" fo:country="FR" fo:font-style="normal" fo:font-weight="normal" style:font-size-asian="10pt" style:font-style-asian="normal" style:font-weight-asian="normal" style:font-name-complex="sans-serif" style:font-size-complex="10pt" style:font-weight-complex="normal"/>
    </style:style>
    <style:style style:name="P25" style:family="paragraph" style:parent-style-name="Standard" style:list-style-name="WW8Num4">
      <style:paragraph-properties fo:margin-top="0.423cm" fo:margin-bottom="0cm" loext:contextual-spacing="false" fo:text-align="justify" style:justify-single-word="false"/>
      <style:text-properties fo:font-variant="normal" fo:text-transform="none" fo:color="#000000" style:font-name="sans-serif" fo:font-size="10pt" fo:letter-spacing="normal" fo:language="fr" fo:country="FR" fo:font-style="normal" fo:font-weight="bold" style:font-size-asian="10pt" style:font-style-asian="normal" style:font-weight-asian="bold" style:font-name-complex="sans-serif" style:font-size-complex="10pt" style:font-weight-complex="bold"/>
    </style:style>
    <style:style style:name="P26" style:family="paragraph" style:parent-style-name="Standard" style:list-style-name="WW8Num3">
      <style:paragraph-properties fo:margin-top="0.423cm" fo:margin-bottom="0cm" loext:contextual-spacing="false" fo:text-align="justify" style:justify-single-word="false"/>
    </style:style>
    <style:style style:name="P27" style:family="paragraph" style:parent-style-name="Standard" style:list-style-name="WW8Num4">
      <style:paragraph-properties fo:margin-top="0.423cm" fo:margin-bottom="0cm" loext:contextual-spacing="false" fo:text-align="justify" style:justify-single-word="false"/>
    </style:style>
    <style:style style:name="P28" style:family="paragraph" style:parent-style-name="Standard">
      <style:paragraph-properties fo:margin-top="0.423cm" fo:margin-bottom="0cm" loext:contextual-spacing="false" fo:text-align="justify" style:justify-single-word="false"/>
      <style:text-properties officeooo:paragraph-rsid="000b1a87"/>
    </style:style>
    <style:style style:name="P29" style:family="paragraph" style:parent-style-name="Standard">
      <style:paragraph-properties fo:margin-top="0.423cm" fo:margin-bottom="0cm" loext:contextual-spacing="false"/>
      <style:text-properties officeooo:paragraph-rsid="0009a9b4"/>
    </style:style>
    <style:style style:name="P30" style:family="paragraph" style:parent-style-name="Standard">
      <style:paragraph-properties fo:margin-top="0.423cm" fo:margin-bottom="0cm" loext:contextual-spacing="false"/>
      <style:text-properties officeooo:rsid="000aafde" officeooo:paragraph-rsid="000aafde"/>
    </style:style>
    <style:style style:name="P31" style:family="paragraph" style:parent-style-name="Standard" style:list-style-name="L1">
      <style:paragraph-properties fo:margin-top="0.423cm" fo:margin-bottom="0cm" loext:contextual-spacing="false"/>
      <style:text-properties officeooo:paragraph-rsid="000aafde"/>
    </style:style>
    <style:style style:name="P32" style:family="paragraph" style:parent-style-name="Standard">
      <style:paragraph-properties fo:margin-top="0.423cm" fo:margin-bottom="0cm" loext:contextual-spacing="false" fo:text-align="justify" style:justify-single-word="false" fo:break-before="page"/>
      <style:text-properties officeooo:paragraph-rsid="000b1a87"/>
    </style:style>
    <style:style style:name="P33" style:family="paragraph" style:parent-style-name="Standard">
      <style:paragraph-properties fo:margin-top="0.423cm" fo:margin-bottom="0cm" loext:contextual-spacing="false" fo:break-before="page"/>
      <style:text-properties officeooo:paragraph-rsid="000b1a87"/>
    </style:style>
    <style:style style:name="P34" style:family="paragraph" style:parent-style-name="Standard" style:list-style-name="WW8Num2">
      <style:paragraph-properties fo:margin-left="1.27cm" fo:margin-right="0cm" fo:margin-top="0.423cm" fo:margin-bottom="0cm" loext:contextual-spacing="false" fo:text-align="justify" style:justify-single-word="false" fo:text-indent="-0.635cm" style:auto-text-indent="false">
        <style:tab-stops>
          <style:tab-stop style:position="1.27cm"/>
        </style:tab-stops>
      </style:paragraph-properties>
    </style:style>
    <style:style style:name="P35" style:family="paragraph" style:parent-style-name="Standard" style:list-style-name="WW8Num2">
      <style:paragraph-properties fo:margin-left="1.27cm" fo:margin-right="0cm" fo:margin-top="0.423cm" fo:margin-bottom="0cm" loext:contextual-spacing="false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officeooo:paragraph-rsid="000b1a87"/>
    </style:style>
    <style:style style:name="P36" style:family="paragraph" style:parent-style-name="Standard">
      <style:paragraph-properties fo:margin-left="1.27cm" fo:margin-right="0cm" fo:margin-top="0.423cm" fo:margin-bottom="0cm" loext:contextual-spacing="false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officeooo:paragraph-rsid="000b1a87"/>
    </style:style>
    <style:style style:name="P37" style:family="paragraph" style:parent-style-name="Standard" style:list-style-name="WW8Num2">
      <style:paragraph-properties fo:margin-left="1.27cm" fo:margin-right="0cm" fo:margin-top="0.423cm" fo:margin-bottom="0cm" loext:contextual-spacing="false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font-size="10pt" fo:language="fr" fo:country="FR" officeooo:paragraph-rsid="000b1a87" style:font-name-asian="Arial" style:font-size-asian="10pt" style:font-name-complex="Arial" style:font-size-complex="10pt"/>
    </style:style>
    <style:style style:name="P38" style:family="paragraph">
      <style:paragraph-properties fo:margin-left="0cm" fo:margin-right="0cm" fo:margin-top="0cm" fo:margin-bottom="0cm" style:line-height-at-least="0cm" fo:text-align="center" fo:text-indent="0cm" style:writing-mode="lr-tb"/>
    </style:style>
    <style:style style:name="P39" style:family="paragraph">
      <loext:graphic-properties draw:fill="solid" draw:fill-color="#ffffcc"/>
      <style:paragraph-properties fo:margin-left="0cm" fo:margin-right="0cm" fo:margin-top="0cm" fo:margin-bottom="0cm" style:line-height-at-least="0cm" fo:text-align="center" fo:text-indent="0cm" style:writing-mode="lr-tb"/>
    </style:style>
    <style:style style:name="P40" style:family="paragraph">
      <loext:graphic-properties draw:fill="solid" draw:fill-color="#ffffcc"/>
      <style:paragraph-properties style:writing-mode="lr-tb"/>
    </style:style>
    <style:style style:name="P41" style:family="paragraph">
      <loext:graphic-properties draw:fill="none" draw:fill-color="#ffffff"/>
      <style:paragraph-properties fo:text-align="center" style:writing-mode="lr-tb"/>
    </style:style>
    <style:style style:name="P42" style:family="paragraph">
      <style:paragraph-properties fo:margin-left="0cm" fo:margin-right="0cm" fo:margin-top="0cm" fo:margin-bottom="0cm" style:line-height-at-least="0cm" fo:text-align="start" fo:text-indent="0cm" style:writing-mode="lr-tb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style:line-height-at-least="0cm" fo:text-align="start" fo:text-indent="0cm" style:writing-mode="lr-tb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style:line-height-at-least="0cm" fo:text-align="center" fo:text-indent="0cm" style:writing-mode="lr-tb"/>
    </style:style>
    <style:style style:name="P45" style:family="paragraph">
      <style:paragraph-properties fo:margin-left="0cm" fo:margin-right="0cm" fo:margin-top="0cm" fo:margin-bottom="0cm" style:line-height-at-least="0cm" fo:text-align="end" fo:text-indent="0cm" style:writing-mode="lr-tb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style:line-height-at-least="0cm" fo:text-align="end" fo:text-indent="0cm" style:writing-mode="lr-tb"/>
    </style:style>
    <style:style style:name="P47" style:family="paragraph">
      <loext:graphic-properties draw:fill="solid" draw:fill-color="#969696"/>
      <style:paragraph-properties style:writing-mode="lr-tb"/>
    </style:style>
    <style:style style:name="T1" style:family="text">
      <style:text-properties fo:color="#ffffff" style:font-name="Arial Black" style:font-name-complex="Arial Black"/>
    </style:style>
    <style:style style:name="T2" style:family="text">
      <style:text-properties fo:color="#ffffff" style:font-name="Arial Black" fo:font-size="26pt" fo:language="fr" fo:country="FR" officeooo:rsid="0009a9b4" style:font-name-asian="Times New Roman" style:font-size-asian="26pt" style:language-asian="zxx" style:country-asian="none" style:font-name-complex="Arial Black" style:font-size-complex="12pt" style:language-complex="ar" style:country-complex="SA"/>
    </style:style>
    <style:style style:name="T3" style:family="text">
      <style:text-properties fo:font-variant="small-caps"/>
    </style:style>
    <style:style style:name="T4" style:family="text">
      <style:text-properties fo:font-variant="small-caps" style:font-name-asian="Garamond"/>
    </style:style>
    <style:style style:name="T5" style:family="text">
      <style:text-properties fo:font-variant="small-caps" style:use-window-font-color="true" style:font-name="Garamond" fo:font-size="26pt" fo:language="fr" fo:country="FR" officeooo:rsid="0009a9b4" style:font-name-asian="Times New Roman" style:font-size-asian="26pt" style:language-asian="zxx" style:country-asian="none" style:font-name-complex="Garamond" style:font-size-complex="12pt" style:language-complex="ar" style:country-complex="SA"/>
    </style:style>
    <style:style style:name="T6" style:family="text">
      <style:text-properties fo:font-variant="small-caps" style:use-window-font-color="true" style:font-name="Garamond" fo:font-size="26pt" fo:language="fr" fo:country="FR" officeooo:rsid="0009a9b4" style:font-name-asian="Garamond" style:font-size-asian="26pt" style:language-asian="zxx" style:country-asian="none" style:font-name-complex="Garamond" style:font-size-complex="12pt" style:language-complex="ar" style:country-complex="SA"/>
    </style:style>
    <style:style style:name="T7" style:family="text">
      <style:text-properties style:font-name="Garamond" fo:font-size="48pt" fo:language="fr" fo:country="FR" style:font-size-asian="48pt" style:font-name-complex="Garamond" style:font-size-complex="28pt"/>
    </style:style>
    <style:style style:name="T8" style:family="text">
      <style:text-properties style:font-name="Garamond" fo:font-size="48pt" fo:language="fr" fo:country="FR" style:font-name-asian="Garamond" style:font-size-asian="48pt" style:font-name-complex="Garamond" style:font-size-complex="28pt"/>
    </style:style>
    <style:style style:name="T9" style:family="text">
      <style:text-properties style:font-name="Arial" fo:font-size="20pt" fo:language="fr" fo:country="FR" fo:font-weight="bold" style:font-size-asian="20pt" style:font-weight-asian="bold" style:font-name-complex="Arial" style:font-size-complex="20pt"/>
    </style:style>
    <style:style style:name="T10" style:family="text">
      <style:text-properties style:font-name="Arial" fo:font-size="20pt" fo:language="fr" fo:country="FR" fo:font-weight="bold" officeooo:rsid="000aafde" style:font-size-asian="20pt" style:font-weight-asian="bold" style:font-name-complex="Arial" style:font-size-complex="20pt"/>
    </style:style>
    <style:style style:name="T11" style:family="text">
      <style:text-properties style:font-name="Arial" fo:font-size="20pt" fo:language="fr" fo:country="FR" fo:font-weight="bold" style:font-name-asian="Arial" style:font-size-asian="20pt" style:font-weight-asian="bold" style:font-name-complex="Arial" style:font-size-complex="20pt"/>
    </style:style>
    <style:style style:name="T12" style:family="text">
      <style:text-properties style:font-name="Arial" fo:font-size="10pt" fo:language="fr" fo:country="FR" style:font-size-asian="10pt" style:font-name-complex="Arial" style:font-size-complex="10pt"/>
    </style:style>
    <style:style style:name="T13" style:family="text">
      <style:text-properties style:font-name="Arial" fo:font-size="10pt" fo:language="fr" fo:country="FR" officeooo:rsid="000aafde" style:font-size-asian="10pt" style:font-name-complex="Arial" style:font-size-complex="10pt"/>
    </style:style>
    <style:style style:name="T14" style:family="text">
      <style:text-properties style:font-name="Arial" fo:font-size="10pt" fo:language="fr" fo:country="FR" style:font-name-asian="Arial" style:font-size-asian="10pt" style:font-name-complex="Arial" style:font-size-complex="10pt"/>
    </style:style>
    <style:style style:name="T15" style:family="text">
      <style:text-properties style:font-name="Arial" fo:font-size="10pt" fo:language="fr" fo:country="FR" fo:font-weight="normal" style:font-size-asian="10pt" style:font-weight-asian="normal" style:font-name-complex="Arial" style:font-size-complex="10pt" style:font-weight-complex="normal"/>
    </style:style>
    <style:style style:name="T16" style:family="text">
      <style:text-properties style:font-name="Arial" fo:font-size="10pt" fo:language="fr" fo:country="FR" fo:font-weight="normal" style:font-name-asian="Arial" style:font-size-asian="10pt" style:font-weight-asian="normal" style:font-name-complex="Arial" style:font-size-complex="10pt" style:font-weight-complex="normal"/>
    </style:style>
    <style:style style:name="T17" style:family="text">
      <style:text-properties style:font-name="Arial" fo:font-size="10pt" fo:language="fr" fo:country="FR" fo:font-weight="bold" officeooo:rsid="000aafde" style:font-size-asian="10pt" style:font-weight-asian="bold" style:font-name-complex="Arial" style:font-size-complex="10pt" style:font-weight-complex="bold"/>
    </style:style>
    <style:style style:name="T18" style:family="text">
      <style:text-properties style:font-name="Arial" fo:font-size="14pt" fo:language="fr" fo:country="FR" style:font-size-asian="14pt" style:font-name-complex="Arial" style:font-size-complex="14pt"/>
    </style:style>
    <style:style style:name="T19" style:family="text">
      <style:text-properties style:font-name="Arial" fo:font-size="14pt" fo:language="fr" fo:country="FR" officeooo:rsid="000aafde" style:font-size-asian="14pt" style:font-name-complex="Arial" style:font-size-complex="14pt"/>
    </style:style>
    <style:style style:name="T20" style:family="text">
      <style:text-properties style:font-name="Arial" fo:font-size="14pt" fo:language="fr" fo:country="FR" style:font-name-asian="Arial" style:font-size-asian="14pt" style:font-name-complex="Arial" style:font-size-complex="14pt"/>
    </style:style>
    <style:style style:name="T21" style:family="text">
      <style:text-properties fo:font-variant="normal" fo:text-transform="none" fo:color="#000000" style:font-name="sans-serif" fo:font-size="10pt" fo:letter-spacing="normal" fo:language="fr" fo:country="FR" fo:font-style="normal" fo:font-weight="normal" style:font-size-asian="10pt" style:font-style-asian="normal" style:font-weight-asian="normal" style:font-name-complex="sans-serif" style:font-size-complex="10pt"/>
    </style:style>
    <style:style style:name="T22" style:family="text">
      <style:text-properties fo:font-variant="normal" fo:text-transform="none" fo:color="#000000" style:font-name="sans-serif" fo:font-size="10pt" fo:letter-spacing="normal" fo:language="fr" fo:country="FR" fo:font-style="normal" fo:font-weight="normal" style:font-size-asian="10pt" style:font-style-asian="normal" style:font-weight-asian="normal" style:font-name-complex="sans-serif" style:font-size-complex="10pt" style:font-weight-complex="normal"/>
    </style:style>
    <style:style style:name="T23" style:family="text">
      <style:text-properties fo:font-variant="normal" fo:text-transform="none" fo:color="#000000" style:font-name="sans-serif" fo:font-size="10pt" fo:letter-spacing="normal" fo:language="fr" fo:country="FR" fo:font-style="normal" fo:font-weight="normal" style:font-name-asian="sans-serif" style:font-size-asian="10pt" style:font-style-asian="normal" style:font-weight-asian="normal" style:font-name-complex="sans-serif" style:font-size-complex="10pt"/>
    </style:style>
    <style:style style:name="T24" style:family="text">
      <style:text-properties fo:font-variant="normal" fo:text-transform="none" fo:color="#000000" style:font-name="sans-serif" fo:font-size="10pt" fo:letter-spacing="normal" fo:language="fr" fo:country="FR" fo:font-style="normal" fo:font-weight="normal" style:font-name-asian="sans-serif" style:font-size-asian="10pt" style:font-style-asian="normal" style:font-weight-asian="normal" style:font-name-complex="sans-serif" style:font-size-complex="10pt" style:font-weight-complex="normal"/>
    </style:style>
    <style:style style:name="T25" style:family="text">
      <style:text-properties fo:font-variant="normal" fo:text-transform="none" fo:color="#000000" style:font-name="sans-serif" fo:font-size="10pt" fo:letter-spacing="normal" fo:language="fr" fo:country="FR" fo:font-style="normal" fo:font-weight="bold" style:font-size-asian="10pt" style:font-style-asian="normal" style:font-weight-asian="bold" style:font-name-complex="sans-serif" style:font-size-complex="10pt" style:font-weight-complex="bold"/>
    </style:style>
    <style:style style:name="T26" style:family="text">
      <style:text-properties fo:font-variant="normal" fo:text-transform="none" fo:color="#000000" style:font-name="sans-serif" fo:font-size="10pt" fo:letter-spacing="normal" fo:language="fr" fo:country="FR" fo:font-style="normal" fo:font-weight="bold" style:font-name-asian="sans-serif" style:font-size-asian="10pt" style:font-style-asian="normal" style:font-weight-asian="bold" style:font-name-complex="sans-serif" style:font-size-complex="10pt" style:font-weight-complex="bold"/>
    </style:style>
    <style:style style:name="T27" style:family="text">
      <style:text-properties fo:font-variant="normal" fo:text-transform="none" fo:color="#000000" style:font-name="Arial" fo:font-size="14pt" fo:letter-spacing="normal" fo:language="fr" fo:country="FR" fo:font-style="normal" fo:font-weight="normal" style:font-size-asian="14pt" style:font-style-asian="normal" style:font-weight-asian="normal" style:font-name-complex="Arial" style:font-size-complex="14pt" style:font-weight-complex="normal"/>
    </style:style>
    <style:style style:name="T28" style:family="text">
      <style:text-properties fo:font-variant="normal" fo:text-transform="none" fo:color="#000000" style:font-name="Arial" fo:font-size="14pt" fo:letter-spacing="normal" fo:language="fr" fo:country="FR" fo:font-style="normal" fo:font-weight="normal" officeooo:rsid="000aafde" style:font-size-asian="14pt" style:font-style-asian="normal" style:font-weight-asian="normal" style:font-name-complex="Arial" style:font-size-complex="14pt" style:font-weight-complex="normal"/>
    </style:style>
    <style:style style:name="T29" style:family="text">
      <style:text-properties fo:font-variant="normal" fo:text-transform="none" fo:color="#000000" style:font-name="Arial" fo:font-size="14pt" fo:letter-spacing="normal" fo:language="fr" fo:country="FR" fo:font-style="normal" fo:font-weight="normal" style:font-name-asian="Arial" style:font-size-asian="14pt" style:font-style-asian="normal" style:font-weight-asian="normal" style:font-name-complex="Arial" style:font-size-complex="14pt" style:font-weight-complex="normal"/>
    </style:style>
    <style:style style:name="T30" style:family="text">
      <style:text-properties fo:font-variant="normal" fo:text-transform="none" fo:color="#000000" style:font-name="Arial" fo:font-size="14pt" fo:letter-spacing="normal" fo:language="fr" fo:country="FR" fo:font-style="normal" fo:font-weight="normal" officeooo:rsid="000aafde" style:font-name-asian="Times New Roman" style:font-size-asian="14pt" style:language-asian="zxx" style:country-asian="none" style:font-style-asian="normal" style:font-weight-asian="normal" style:font-name-complex="Arial" style:font-size-complex="14pt" style:language-complex="ar" style:country-complex="SA" style:font-weight-complex="normal"/>
    </style:style>
    <style:style style:name="T31" style:family="text">
      <style:text-properties fo:font-variant="normal" fo:text-transform="none" fo:color="#000000" style:font-name="Sans-serif" fo:font-size="10pt" fo:letter-spacing="normal" fo:language="fr" fo:country="FR" fo:font-style="normal" fo:font-weight="normal" style:font-size-asian="10pt" style:font-style-asian="normal" style:font-weight-asian="normal" style:font-name-complex="Sans-serif" style:font-size-complex="10pt" style:font-weight-complex="normal"/>
    </style:style>
    <style:style style:name="T32" style:family="text">
      <style:text-properties fo:font-variant="normal" fo:text-transform="none" fo:color="#000000" style:font-name="Sans-serif" fo:font-size="10pt" fo:letter-spacing="normal" fo:language="fr" fo:country="FR" fo:font-style="normal" fo:font-weight="normal" style:font-size-asian="10pt" style:font-style-asian="normal" style:font-weight-asian="normal" style:font-name-complex="Sans-serif" style:font-size-complex="10pt" style:font-style-complex="normal" style:font-weight-complex="normal"/>
    </style:style>
    <style:style style:name="T33" style:family="text">
      <style:text-properties fo:font-variant="normal" fo:text-transform="none" fo:color="#000000" style:font-name="Sans-serif" fo:font-size="10pt" fo:letter-spacing="normal" fo:language="fr" fo:country="FR" fo:font-style="normal" fo:font-weight="normal" style:font-name-asian="Sans-serif" style:font-size-asian="10pt" style:font-style-asian="normal" style:font-weight-asian="normal" style:font-name-complex="Sans-serif" style:font-size-complex="10pt" style:font-weight-complex="normal"/>
    </style:style>
    <style:style style:name="T34" style:family="text">
      <style:text-properties fo:font-variant="normal" fo:text-transform="none" fo:color="#000000" style:font-name="Sans-serif" fo:font-size="10pt" fo:letter-spacing="normal" fo:language="fr" fo:country="FR" fo:font-style="normal" fo:font-weight="normal" style:font-name-asian="Sans-serif" style:font-size-asian="10pt" style:font-style-asian="normal" style:font-weight-asian="normal" style:font-name-complex="Sans-serif" style:font-size-complex="10pt" style:font-style-complex="normal" style:font-weight-complex="normal"/>
    </style:style>
    <style:style style:name="T35" style:family="text">
      <style:text-properties fo:font-variant="normal" fo:text-transform="none" fo:color="#000000" style:font-name="Sans-serif" fo:font-size="10pt" fo:letter-spacing="normal" fo:language="fr" fo:country="FR" fo:font-style="italic" fo:font-weight="normal" style:font-size-asian="10pt" style:font-style-asian="italic" style:font-weight-asian="normal" style:font-name-complex="Sans-serif" style:font-size-complex="10pt" style:font-style-complex="italic" style:font-weight-complex="normal"/>
    </style:style>
    <style:style style:name="T36" style:family="text">
      <style:text-properties fo:font-variant="normal" fo:text-transform="none" fo:color="#000000" style:font-name="Sans-serif" fo:font-size="10pt" fo:letter-spacing="normal" fo:language="fr" fo:country="FR" fo:font-style="italic" fo:font-weight="normal" style:font-name-asian="Sans-serif" style:font-size-asian="10pt" style:font-style-asian="italic" style:font-weight-asian="normal" style:font-name-complex="Sans-serif" style:font-size-complex="10pt" style:font-style-complex="italic" style:font-weight-complex="normal"/>
    </style:style>
    <style:style style:name="T37" style:family="text">
      <style:text-properties fo:font-variant="normal" fo:text-transform="none" style:use-window-font-color="true" style:font-name="monospace" fo:font-size="10pt" fo:letter-spacing="normal" fo:language="fr" fo:country="FR" fo:font-style="normal" fo:font-weight="normal" style:font-size-asian="10pt" style:font-style-asian="normal" style:font-weight-asian="normal" style:font-name-complex="monospace" style:font-size-complex="10pt" style:font-weight-complex="normal"/>
    </style:style>
    <style:style style:name="T38" style:family="text">
      <style:text-properties fo:font-variant="normal" fo:text-transform="none" style:use-window-font-color="true" style:font-name="monospace" fo:font-size="10pt" fo:letter-spacing="normal" fo:language="fr" fo:country="FR" fo:font-style="normal" fo:font-weight="normal" style:font-name-asian="monospace" style:font-size-asian="10pt" style:font-style-asian="normal" style:font-weight-asian="normal" style:font-name-complex="monospace" style:font-size-complex="10pt" style:font-weight-complex="normal"/>
    </style:style>
    <style:style style:name="T39" style:family="text">
      <style:text-properties fo:font-variant="normal" fo:text-transform="none" style:use-window-font-color="true" style:font-name="monospace" fo:font-size="10pt" fo:letter-spacing="normal" fo:language="fr" fo:country="FR" fo:font-style="normal" fo:font-weight="bold" style:font-size-asian="10pt" style:font-style-asian="normal" style:font-weight-asian="bold" style:font-name-complex="monospace" style:font-size-complex="10pt" style:font-weight-complex="bold"/>
    </style:style>
    <style:style style:name="T40" style:family="text">
      <style:text-properties fo:font-variant="normal" fo:text-transform="none" style:use-window-font-color="true" style:font-name="monospace" fo:font-size="10pt" fo:letter-spacing="normal" fo:font-style="normal" fo:font-weight="normal" style:font-size-asian="10pt" style:font-style-asian="normal" style:font-weight-asian="normal" style:font-name-complex="monospace"/>
    </style:style>
    <style:style style:name="T41" style:family="text">
      <style:text-properties fo:font-variant="normal" fo:text-transform="none" style:use-window-font-color="true" style:font-name="monospace" fo:font-size="10pt" fo:letter-spacing="normal" fo:font-style="normal" fo:font-weight="normal" style:font-size-asian="10pt" style:font-style-asian="normal" style:font-weight-asian="normal" style:font-name-complex="monospace" style:font-weight-complex="normal"/>
    </style:style>
    <style:style style:name="T42" style:family="text">
      <style:text-properties fo:font-variant="normal" fo:text-transform="none" style:use-window-font-color="true" style:font-name="monospace" fo:font-size="10pt" fo:letter-spacing="normal" fo:font-style="normal" fo:font-weight="normal" style:font-name-asian="monospace" style:font-size-asian="10pt" style:font-style-asian="normal" style:font-weight-asian="normal" style:font-name-complex="monospace"/>
    </style:style>
    <style:style style:name="T43" style:family="text">
      <style:text-properties fo:font-variant="normal" fo:text-transform="none" style:use-window-font-color="true" style:font-name="monospace" fo:font-size="10pt" fo:letter-spacing="normal" fo:font-style="normal" fo:font-weight="normal" style:font-name-asian="monospace" style:font-size-asian="10pt" style:font-style-asian="normal" style:font-weight-asian="normal" style:font-name-complex="monospace" style:font-weight-complex="normal"/>
    </style:style>
    <style:style style:name="T44" style:family="text">
      <style:text-properties fo:font-variant="normal" fo:text-transform="none" style:use-window-font-color="true" style:font-name="monospace" fo:font-size="10pt" fo:letter-spacing="normal" fo:font-style="normal" fo:font-weight="bold" style:font-size-asian="10pt" style:font-style-asian="normal" style:font-weight-asian="bold" style:font-name-complex="monospace" style:font-weight-complex="bold"/>
    </style:style>
    <style:style style:name="T45" style:family="text">
      <style:text-properties fo:font-variant="normal" fo:text-transform="none" style:use-window-font-color="true" style:font-name="monospace" fo:font-size="10pt" fo:letter-spacing="normal" fo:font-style="normal" fo:font-weight="bold" style:font-name-asian="monospace" style:font-size-asian="10pt" style:font-style-asian="normal" style:font-weight-asian="bold" style:font-name-complex="monospace" style:font-weight-complex="bold"/>
    </style:style>
    <style:style style:name="T46" style:family="text">
      <style:text-properties fo:font-variant="normal" fo:text-transform="none" style:use-window-font-color="true" style:font-name="Sans-serif" fo:font-size="10pt" fo:letter-spacing="normal" fo:language="fr" fo:country="FR" fo:font-style="normal" fo:font-weight="normal" style:font-size-asian="10pt" style:font-style-asian="normal" style:font-weight-asian="normal" style:font-name-complex="Sans-serif" style:font-size-complex="10pt" style:font-weight-complex="normal"/>
    </style:style>
    <style:style style:name="T47" style:family="text">
      <style:text-properties fo:font-variant="normal" fo:text-transform="none" style:use-window-font-color="true" style:font-name="Sans-serif" fo:font-size="10pt" fo:letter-spacing="normal" fo:language="fr" fo:country="FR" fo:font-style="normal" fo:font-weight="normal" style:font-name-asian="Sans-serif" style:font-size-asian="10pt" style:font-style-asian="normal" style:font-weight-asian="normal" style:font-name-complex="Sans-serif" style:font-size-complex="10pt" style:font-weight-complex="normal"/>
    </style:style>
    <style:style style:name="T48" style:family="text">
      <style:text-properties style:use-window-font-color="true" style:font-name="Arial" fo:font-size="10pt" fo:language="fr" fo:country="FR" officeooo:rsid="0009a9b4" style:font-name-asian="Arial" style:font-size-asian="10pt" style:language-asian="zxx" style:country-asian="none" style:font-name-complex="Arial" style:font-size-complex="10pt" style:language-complex="ar" style:country-complex="SA"/>
    </style:style>
    <style:style style:name="T49" style:family="text">
      <style:text-properties style:use-window-font-color="true" style:font-name="Arial" fo:font-size="10pt" fo:language="fr" fo:country="FR" officeooo:rsid="000aafde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50" style:family="text">
      <style:text-properties style:use-window-font-color="true" style:font-name="Arial" fo:font-size="20pt" fo:language="fr" fo:country="FR" fo:font-weight="bold" officeooo:rsid="000aafde" style:font-name-asian="Times New Roman" style:font-size-asian="20pt" style:language-asian="zxx" style:country-asian="none" style:font-weight-asian="bold" style:font-name-complex="Arial" style:font-size-complex="20pt" style:language-complex="ar" style:country-complex="SA"/>
    </style:style>
    <style:style style:name="T51" style:family="text">
      <style:text-properties style:use-window-font-color="true" style:font-name="Arial" fo:font-size="14pt" fo:language="fr" fo:country="FR" officeooo:rsid="000aafde" style:font-name-asian="Times New Roman" style:font-size-asian="14pt" style:language-asian="zxx" style:country-asian="none" style:font-name-complex="Arial" style:font-size-complex="14pt" style:language-complex="ar" style:country-complex="SA"/>
    </style:style>
    <style:style style:name="T52" style:family="text">
      <style:text-properties officeooo:rsid="000aafde"/>
    </style:style>
    <style:style style:name="T53" style:family="text">
      <style:text-properties officeooo:rsid="000b1a87"/>
    </style:style>
    <style:style style:name="T54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DejaVu Sans" style:font-size-asian="18pt" style:language-asian="zxx" style:country-asian="none" style:font-style-asian="normal" style:font-weight-asian="normal" style:font-name-complex="Tahoma" style:font-size-complex="18pt" style:language-complex="ar" style:country-complex="SA" style:font-style-complex="normal" style:font-weight-complex="normal" style:text-emphasize="none"/>
    </style:style>
    <style:style style:name="T55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bold" style:letter-kerning="true" style:font-name-asian="DejaVu Sans" style:font-size-asian="18pt" style:language-asian="zxx" style:country-asian="none" style:font-style-asian="normal" style:font-weight-asian="bold" style:font-name-complex="Tahoma" style:font-size-complex="18pt" style:language-complex="ar" style:country-complex="SA" style:font-style-complex="normal" style:font-weight-complex="bold" style:text-emphasize="none"/>
    </style:style>
    <style:style style:name="T56" style:family="text">
      <style:text-properties style:use-window-font-color="true" style:text-outline="false" style:text-line-through-style="none" style:text-line-through-type="none" style:font-name="Arial" fo:font-size="16pt" fo:language="en" fo:country="US" fo:font-style="normal" fo:text-shadow="none" style:text-underline-style="none" fo:font-weight="normal" style:letter-kerning="true" style:font-name-asian="DejaVu Sans" style:font-size-asian="16pt" style:language-asian="zxx" style:country-asian="none" style:font-style-asian="normal" style:font-weight-asian="normal" style:font-name-complex="Tahoma" style:font-size-complex="16pt" style:language-complex="ar" style:country-complex="SA" style:font-style-complex="normal" style:font-weight-complex="normal" style:text-emphasize="none"/>
    </style:style>
    <style:style style:name="T57" style:family="tex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letter-kerning="true" style:font-name-asian="DejaVu Sans" style:font-size-asian="10pt" style:language-asian="zxx" style:country-asian="none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/>
    </style:style>
    <style:style style:name="T58" style:family="text"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letter-kerning="true" style:font-name-asian="DejaVu Sans" style:font-size-asian="10pt" style:language-asian="zxx" style:country-asian="none" style:font-style-asian="italic" style:font-weight-asian="normal" style:font-name-complex="Tahoma" style:font-size-complex="10pt" style:language-complex="ar" style:country-complex="SA" style:font-style-complex="italic" style:font-weight-complex="normal" style:text-emphasiz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00" draw:stroke-linejoin="round" draw:fill="solid" draw:fill-color="#ffffcc" draw:textarea-horizontal-align="justify" draw:textarea-vertical-align="middle" draw:auto-grow-height="false" draw:auto-grow-width="true" fo:min-height="0.457cm" fo:min-width="0.206cm" fo:padding-top="0.125cm" fo:padding-bottom="0.125cm" fo:padding-left="0.25cm" fo:padding-right="0.25cm" fo:wrap-option="no-wrap" style:run-through="foreground"/>
      <style:paragraph-properties style:writing-mode="lr-tb"/>
    </style:style>
    <style:style style:name="gr3" style:family="graphic">
      <style:graphic-properties style:run-through="foreground"/>
    </style:style>
    <style:style style:name="gr4" style:family="graphic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0.46cm" fo:min-width="0.037cm" fo:padding-top="0.229cm" fo:padding-bottom="0.229cm" fo:padding-left="0.441cm" fo:padding-right="0.441cm" fo:wrap-option="no-wrap" style:run-through="foreground"/>
    </style:style>
    <style:style style:name="gr5" style:family="graphic">
      <style:graphic-properties draw:stroke="solid" svg:stroke-width="0.026cm" svg:stroke-color="#000000" draw:marker-end="msArrowEnd_20_5" draw:marker-end-width="0.212cm" draw:marker-end-center="false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tart-line-spacing-horizontal="0cm" draw:start-line-spacing-vertical="0cm" draw:end-line-spacing-horizontal="0cm" draw:end-line-spacing-vertical="0cm" style:run-through="foreground"/>
    </style:style>
    <style:style style:name="gr6" style:family="graphic">
      <style:graphic-properties draw:stroke="none" draw:fill="none" draw:fill-color="#ffffff" draw:textarea-horizontal-align="justify" draw:textarea-vertical-align="top" draw:auto-grow-height="false" draw:auto-grow-width="true" fo:min-width="0.374cm" fo:padding-top="0.125cm" fo:padding-bottom="0.125cm" fo:padding-left="0.25cm" fo:padding-right="0.25cm" fo:wrap-option="no-wrap" style:run-through="foreground"/>
      <style:paragraph-properties style:writing-mode="lr-tb"/>
    </style:style>
    <style:style style:name="gr7" style:family="graphic">
      <style:graphic-properties draw:stroke="none" draw:fill="none" draw:fill-color="#ffffff" draw:textarea-horizontal-align="justify" draw:textarea-vertical-align="top" draw:auto-grow-height="false" draw:auto-grow-width="true" fo:min-width="1.238cm" fo:padding-top="0.125cm" fo:padding-bottom="0.125cm" fo:padding-left="0.25cm" fo:padding-right="0.25cm" fo:wrap-option="no-wrap" style:run-through="foreground"/>
      <style:paragraph-properties style:writing-mode="lr-tb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draw:auto-grow-width="true" fo:min-width="0.215cm" fo:padding-top="0.125cm" fo:padding-bottom="0.125cm" fo:padding-left="0.25cm" fo:padding-right="0.25cm" fo:wrap-option="no-wrap" style:run-through="foreground"/>
      <style:paragraph-properties style:writing-mode="lr-tb"/>
    </style:style>
    <style:style style:name="gr9" style:family="graphic">
      <style:graphic-properties draw:stroke="none" draw:fill="none" draw:fill-color="#ffffff" draw:textarea-horizontal-align="justify" draw:textarea-vertical-align="top" draw:auto-grow-height="false" draw:auto-grow-width="true" fo:min-width="0.25cm" fo:padding-top="0.125cm" fo:padding-bottom="0.125cm" fo:padding-left="0.25cm" fo:padding-right="0.25cm" fo:wrap-option="no-wrap" style:run-through="foreground"/>
      <style:paragraph-properties style:writing-mode="lr-tb"/>
    </style:style>
    <style:style style:name="gr10" style:family="graphic">
      <style:graphic-properties draw:stroke="none" draw:fill="none" draw:fill-color="#ffffff" draw:textarea-horizontal-align="justify" draw:textarea-vertical-align="top" draw:auto-grow-height="false" draw:auto-grow-width="true" fo:min-width="0.18cm" fo:padding-top="0.125cm" fo:padding-bottom="0.125cm" fo:padding-left="0.25cm" fo:padding-right="0.25cm" fo:wrap-option="no-wrap" style:run-through="foreground"/>
      <style:paragraph-properties style:writing-mode="lr-tb"/>
    </style:style>
    <style:style style:name="gr11" style:family="graphic">
      <style:graphic-properties draw:stroke="none" draw:fill="none" draw:fill-color="#ffffff" draw:textarea-horizontal-align="justify" draw:textarea-vertical-align="top" draw:auto-grow-height="false" draw:auto-grow-width="true" fo:min-width="1.344cm" fo:padding-top="0.125cm" fo:padding-bottom="0.125cm" fo:padding-left="0.25cm" fo:padding-right="0.25cm" fo:wrap-option="no-wrap" style:run-through="foreground"/>
      <style:paragraph-properties style:writing-mode="lr-tb"/>
    </style:style>
    <style:style style:name="gr12" style:family="graphic">
      <style:graphic-properties draw:stroke="none" draw:fill="none" draw:fill-color="#ffffff" draw:textarea-horizontal-align="justify" draw:textarea-vertical-align="top" draw:auto-grow-height="false" draw:auto-grow-width="true" fo:min-width="1.591cm" fo:padding-top="0.125cm" fo:padding-bottom="0.125cm" fo:padding-left="0.25cm" fo:padding-right="0.25cm" fo:wrap-option="no-wrap" style:run-through="foreground"/>
      <style:paragraph-properties style:writing-mode="lr-tb"/>
    </style:style>
    <style:style style:name="gr13" style:family="graphic">
      <style:graphic-properties draw:stroke="solid" svg:stroke-width="0.026cm" svg:stroke-color="#000000" draw:stroke-linejoin="round" draw:fill="solid" draw:fill-color="#ffffcc" draw:textarea-horizontal-align="justify" draw:textarea-vertical-align="middle" draw:auto-grow-height="false" draw:auto-grow-width="true" fo:min-height="0.397cm" fo:min-width="0.146cm" fo:padding-top="0.125cm" fo:padding-bottom="0.125cm" fo:padding-left="0.25cm" fo:padding-right="0.25cm" fo:wrap-option="no-wrap" style:run-through="foreground"/>
      <style:paragraph-properties style:writing-mode="lr-tb"/>
    </style:style>
    <style:style style:name="gr14" style:family="graphic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0.385cm" fo:min-width="0cm" fo:padding-top="0.229cm" fo:padding-bottom="0.229cm" fo:padding-left="0.441cm" fo:padding-right="0.441cm" fo:wrap-option="no-wrap" style:run-through="foreground"/>
    </style:style>
    <style:style style:name="gr15" style:family="graphic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0.386cm" fo:min-width="0cm" fo:padding-top="0.229cm" fo:padding-bottom="0.229cm" fo:padding-left="0.441cm" fo:padding-right="0.441cm" fo:wrap-option="no-wrap" style:run-through="foreground"/>
    </style:style>
    <style:style style:name="gr16" style:family="graphic">
      <style:graphic-properties draw:stroke="solid" svg:stroke-width="0.026cm" svg:stroke-color="#000000" draw:stroke-linejoin="round" draw:fill="solid" draw:fill-color="#ffffcc" draw:textarea-horizontal-align="justify" draw:textarea-vertical-align="middle" draw:auto-grow-height="false" draw:auto-grow-width="true" fo:min-height="0.399cm" fo:min-width="0.146cm" fo:padding-top="0.125cm" fo:padding-bottom="0.125cm" fo:padding-left="0.25cm" fo:padding-right="0.25cm" fo:wrap-option="no-wrap" style:run-through="foreground"/>
      <style:paragraph-properties style:writing-mode="lr-tb"/>
    </style:style>
    <style:style style:name="gr17" style:family="graphic">
      <style:graphic-properties draw:stroke="none" draw:fill="none" draw:fill-color="#ffffff" draw:textarea-horizontal-align="justify" draw:textarea-vertical-align="top" draw:auto-grow-height="false" draw:auto-grow-width="true" fo:min-width="1.556cm" fo:padding-top="0.125cm" fo:padding-bottom="0.125cm" fo:padding-left="0.25cm" fo:padding-right="0.25cm" fo:wrap-option="no-wrap" style:run-through="foreground"/>
      <style:paragraph-properties style:writing-mode="lr-tb"/>
    </style:style>
    <style:style style:name="gr18" style:family="graphic">
      <style:graphic-properties draw:stroke="none" draw:fill="none" draw:fill-color="#ffffff" draw:textarea-horizontal-align="justify" draw:textarea-vertical-align="top" draw:auto-grow-height="false" draw:auto-grow-width="true" fo:min-width="3.814cm" fo:padding-top="0.125cm" fo:padding-bottom="0.125cm" fo:padding-left="0.25cm" fo:padding-right="0.25cm" fo:wrap-option="no-wrap" style:run-through="foreground"/>
      <style:paragraph-properties style:writing-mode="lr-tb"/>
    </style:style>
    <style:style style:name="gr19" style:family="graphic">
      <style:graphic-properties draw:stroke="solid" svg:stroke-width="0.026cm" svg:stroke-color="#000000" draw:stroke-linejoin="round" draw:fill="solid" draw:fill-color="#ffffcc" draw:textarea-horizontal-align="justify" draw:textarea-vertical-align="middle" draw:auto-grow-height="false" draw:auto-grow-width="true" fo:min-width="2.2cm" fo:padding-top="0.125cm" fo:padding-bottom="0.125cm" fo:padding-left="0.25cm" fo:padding-right="0.25cm" fo:wrap-option="no-wrap" style:run-through="foreground"/>
      <style:paragraph-properties style:writing-mode="lr-tb"/>
    </style:style>
    <style:style style:name="gr20" style:family="graphic">
      <style:graphic-properties draw:stroke="solid" svg:stroke-width="0.026cm" svg:stroke-color="#000000" draw:stroke-linejoin="round" draw:fill="solid" draw:fill-color="#ffffcc" draw:textarea-horizontal-align="justify" draw:textarea-vertical-align="middle" draw:auto-grow-height="false" draw:auto-grow-width="true" fo:min-width="1.667cm" fo:padding-top="0.125cm" fo:padding-bottom="0.125cm" fo:padding-left="0.25cm" fo:padding-right="0.25cm" fo:wrap-option="no-wrap" style:run-through="foreground"/>
      <style:paragraph-properties style:writing-mode="lr-tb"/>
    </style:style>
    <style:style style:name="gr21" style:family="graphic">
      <style:graphic-properties draw:stroke="solid" svg:stroke-width="0.026cm" svg:stroke-color="#000000" draw:stroke-linejoin="round" draw:fill="solid" draw:fill-color="#ffffcc" draw:textarea-horizontal-align="justify" draw:textarea-vertical-align="middle" draw:auto-grow-height="false" draw:auto-grow-width="true" fo:min-width="1.886cm" fo:padding-top="0.125cm" fo:padding-bottom="0.125cm" fo:padding-left="0.25cm" fo:padding-right="0.25cm" fo:wrap-option="no-wrap" style:run-through="foreground"/>
      <style:paragraph-properties style:writing-mode="lr-tb"/>
    </style:style>
    <style:style style:name="gr22" style:family="graphic">
      <style:graphic-properties draw:stroke="none" draw:fill="none" draw:fill-color="#ffffff" draw:textarea-horizontal-align="justify" draw:textarea-vertical-align="top" draw:auto-grow-height="false" draw:auto-grow-width="true" fo:min-width="1.042cm" fo:padding-top="0.125cm" fo:padding-bottom="0.125cm" fo:padding-left="0.25cm" fo:padding-right="0.25cm" fo:wrap-option="no-wrap" style:run-through="foreground"/>
      <style:paragraph-properties style:writing-mode="lr-tb"/>
    </style:style>
    <style:style style:name="gr23" style:family="graphic">
      <style:graphic-properties draw:stroke="none" draw:fill="none" draw:fill-color="#ffffff" draw:textarea-horizontal-align="justify" draw:textarea-vertical-align="top" draw:auto-grow-height="false" draw:auto-grow-width="true" fo:min-width="1.023cm" fo:padding-top="0.125cm" fo:padding-bottom="0.125cm" fo:padding-left="0.25cm" fo:padding-right="0.25cm" fo:wrap-option="no-wrap" style:run-through="foreground"/>
      <style:paragraph-properties style:writing-mode="lr-tb"/>
    </style:style>
    <style:style style:name="gr24" style:family="graphic">
      <style:graphic-properties draw:stroke="none" draw:fill="none" draw:fill-color="#ffffff" draw:textarea-horizontal-align="justify" draw:textarea-vertical-align="top" draw:auto-grow-height="false" draw:auto-grow-width="true" fo:min-width="1.318cm" fo:padding-top="0.125cm" fo:padding-bottom="0.125cm" fo:padding-left="0.25cm" fo:padding-right="0.25cm" fo:wrap-option="no-wrap" style:run-through="foreground"/>
      <style:paragraph-properties style:writing-mode="lr-tb"/>
    </style:style>
    <style:style style:name="gr25" style:family="graphic">
      <style:graphic-properties draw:stroke="solid" svg:stroke-width="0.026cm" svg:stroke-color="#000000" draw:marker-end="msArrowEnd_20_5" draw:marker-end-width="0.212cm" draw:marker-end-center="false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foreground"/>
    </style:style>
    <style:style style:name="gr26" style:family="graphic">
      <style:graphic-properties draw:stroke="none" draw:fill="none" draw:fill-color="#ffffff" draw:textarea-horizontal-align="justify" draw:textarea-vertical-align="top" draw:auto-grow-height="false" draw:auto-grow-width="true" fo:min-width="2.166cm" fo:padding-top="0.125cm" fo:padding-bottom="0.125cm" fo:padding-left="0.25cm" fo:padding-right="0.25cm" fo:wrap-option="no-wrap" style:run-through="foreground"/>
      <style:paragraph-properties style:writing-mode="lr-tb"/>
    </style:style>
    <style:style style:name="gr27" style:family="graphic">
      <style:graphic-properties draw:stroke="solid" svg:stroke-width="0.026cm" svg:stroke-color="#000000" draw:marker-start="msArrowEnd_20_5" draw:marker-start-width="0.212cm" draw:marker-start-center="false" draw:marker-end="msArrowEnd_20_5" draw:marker-end-width="0.212cm" draw:marker-end-center="false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tart-line-spacing-horizontal="0cm" draw:start-line-spacing-vertical="0cm" draw:end-line-spacing-horizontal="0cm" draw:end-line-spacing-vertical="0cm" style:run-through="foreground"/>
    </style:style>
    <style:style style:name="gr28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none" draw:fill="solid" draw:fill-color="#969696" draw:textarea-horizontal-align="left" draw:textarea-vertical-align="middle" draw:auto-grow-height="false" fo:padding-top="0.229cm" fo:padding-bottom="0.229cm" fo:padding-left="0.441cm" fo:padding-right="0.441cm" fo:wrap-option="no-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draw:custom-shape text:anchor-type="char" draw:z-index="0" draw:name="Forme1" draw:style-name="gr29" draw:text-style-name="P47" svg:width="2.858cm" svg:height="1.906cm" svg:x="13.653cm" svg:y="-0.318cm"><text:p/><draw:enhanced-geometry svg:viewBox="0 0 21600 21600" draw:type="rectangle" draw:enhanced-path="M 0 0 L 21600 0 21600 21600 0 21600 0 0 Z N"/></draw:custom-shape><text:span text:style-name="T2">LW</text:span><text:span text:style-name="T1">1</text:span></text:h>
      <text:h text:style-name="P14" text:outline-level="1"/>
      <text:h text:style-name="P15" text:outline-level="1"><text:span text:style-name="T5">DA53</text:span><text:span text:style-name="T3">:</text:span><text:span text:style-name="T4"> </text:span><text:span text:style-name="T6">Compilers and Language Theory</text:span></text:h>
      <text:p text:style-name="P1"><draw:line text:anchor-type="char" draw:z-index="1" draw:name="Forme2" draw:style-name="gr28" draw:text-style-name="P41" svg:x1="-1.905cm" svg:y1="0.136cm" svg:x2="17.78cm" svg:y2="0.136cm"><text:p/></draw:line></text:p>
      <text:p text:style-name="P2">stephane.galland@utbm.fr</text:p>
      <text:p text:style-name="P3"/>
      <text:p text:style-name="P4"><text:span text:style-name="T7">Lexical</text:span><text:span text:style-name="T8"> </text:span><text:span text:style-name="T7">Analysis</text:span></text:p>
      <text:p text:style-name="P17">by hand</text:p>
      <text:p text:style-name="P13"><text:span text:style-name="T9">00</text:span><text:span text:style-name="T11"> </text:span><text:span text:style-name="T9">|</text:span><text:span text:style-name="T11"> </text:span><text:span text:style-name="T9">Goal</text:span><text:span text:style-name="T11"> </text:span></text:p>
      <text:p text:style-name="P7"/>
      <text:p text:style-name="P6"><text:span text:style-name="T12">The</text:span><text:span text:style-name="T14"> </text:span><text:span text:style-name="T12">goal</text:span><text:span text:style-name="T14"> </text:span><text:span text:style-name="T12">of</text:span><text:span text:style-name="T14"> </text:span><text:span text:style-name="T12">this</text:span><text:span text:style-name="T14"> on-computer tutorial session </text:span><text:span text:style-name="T12">is</text:span><text:span text:style-name="T14"> </text:span><text:span text:style-name="T12">to</text:span><text:span text:style-name="T14"> </text:span><text:span text:style-name="T12">write</text:span><text:span text:style-name="T14"> </text:span><text:span text:style-name="T12">a</text:span><text:span text:style-name="T14"> small lexical analyzer (or lexer) by hand</text:span><text:span text:style-name="T12">.</text:span></text:p>
      <text:p text:style-name="P6"><text:span text:style-name="T12">The</text:span><text:span text:style-name="T14"> </text:span><text:span text:style-name="T12">development</text:span><text:span text:style-name="T14"> </text:span><text:span text:style-name="T49">could </text:span><text:span text:style-name="T12">be</text:span><text:span text:style-name="T14"> </text:span><text:span text:style-name="T12">done</text:span><text:span text:style-name="T14"> </text:span><text:span text:style-name="T12">in</text:span><text:span text:style-name="T14"> </text:span><text:span text:style-name="T12">Java, </text:span><text:span text:style-name="T13">C# or Python</text:span><text:span text:style-name="T12">.</text:span></text:p>
      <text:p text:style-name="P6"><text:span text:style-name="T12">Remember</text:span><text:span text:style-name="T14"> </text:span><text:span text:style-name="T12">that</text:span><text:span text:style-name="T14"> </text:span><text:span text:style-name="T12">the</text:span><text:span text:style-name="T14"> </text:span><text:span text:style-name="T12">lexical</text:span><text:span text:style-name="T14"> </text:span><text:span text:style-name="T12">analyzer</text:span><text:span text:style-name="T14"> </text:span><text:span text:style-name="T12">takes</text:span><text:span text:style-name="T14"> </text:span><text:span text:style-name="T12">a</text:span><text:span text:style-name="T14"> </text:span><text:span text:style-name="T12">source</text:span><text:span text:style-name="T14"> </text:span><text:span text:style-name="T12">program,</text:span><text:span text:style-name="T14"> </text:span><text:span text:style-name="T12">and</text:span><text:span text:style-name="T14"> </text:span><text:span text:style-name="T12">scans</text:span><text:span text:style-name="T14"> </text:span><text:span text:style-name="T12">it,</text:span><text:span text:style-name="T14"> </text:span><text:span text:style-name="T12">and</text:span><text:span text:style-name="T14"> </text:span><text:span text:style-name="T12">replies</text:span><text:span text:style-name="T14"> </text:span><text:span text:style-name="T12">the</text:span><text:span text:style-name="T14"> </text:span><text:span text:style-name="T12">recognized</text:span><text:span text:style-name="T14"> </text:span><text:span text:style-name="T12">tokens</text:span><text:span text:style-name="T14"> </text:span><text:span text:style-name="T12">when</text:span><text:span text:style-name="T14"> </text:span><text:span text:style-name="T12">they</text:span><text:span text:style-name="T14"> </text:span><text:span text:style-name="T12">are</text:span><text:span text:style-name="T14"> </text:span><text:span text:style-name="T12">requested</text:span><text:span text:style-name="T14"> </text:span><text:span text:style-name="T12">by</text:span><text:span text:style-name="T14"> </text:span><text:span text:style-name="T12">the</text:span><text:span text:style-name="T14"> </text:span><text:span text:style-name="T12">parser.</text:span></text:p>
      <text:p text:style-name="P30"><text:span text:style-name="T12">Definitions :</text:span></text:p>
      <text:list xml:id="list2734346689" text:style-name="L1">
        <text:list-item>
          <text:p text:style-name="P31"><text:span text:style-name="T17">Lexeme :</text:span><text:span text:style-name="T13"> Sequence of characters that is recognized by the parser (usually expressed by regular expression)</text:span></text:p>
        </text:list-item>
        <text:list-item>
          <text:p text:style-name="P31"><text:span text:style-name="T17">Token :</text:span><text:span text:style-name="T13"> Symbolic name of a </text:span><text:span text:style-name="T49">lexeme</text:span></text:p>
        </text:list-item>
      </text:list>
      <text:p text:style-name="P8"/>
      <text:p text:style-name="P8"><draw:g text:anchor-type="char" draw:z-index="2" draw:name="Forme3" draw:style-name="gr1"><draw:frame draw:style-name="gr19" draw:text-style-name="P39" svg:width="2.701cm" svg:height="1.412cm" svg:x="3.092cm" svg:y="0.383cm"><draw:text-box><text:p text:style-name="P38"><text:span text:style-name="T56">Lexical</text:span></text:p><text:p text:style-name="P38"><text:span text:style-name="T56">Analyzer</text:span></text:p></draw:text-box></draw:frame><draw:frame draw:style-name="gr20" draw:text-style-name="P39" svg:width="2.169cm" svg:height="1.412cm" svg:x="10.295cm" svg:y="0.383cm"><draw:text-box><text:p text:style-name="P38"><text:span text:style-name="T56">Parser</text:span></text:p></draw:text-box></draw:frame><draw:frame draw:style-name="gr21" draw:text-style-name="P39" svg:width="2.387cm" svg:height="1.41cm" svg:x="6.644cm" svg:y="3.425cm"><draw:text-box><text:p text:style-name="P38"><text:span text:style-name="T56">Symbol</text:span></text:p><text:p text:style-name="P38"><text:span text:style-name="T56">Table</text:span></text:p></draw:text-box></draw:frame><draw:connector draw:style-name="gr5" draw:text-style-name="P41" draw:type="line" svg:x1="12.791cm" svg:y1="1.09cm" svg:x2="14.705cm" svg:y2="1.095cm" svg:d="M12791 1090l1914 5" svg:viewBox="0 0 1916 7"><text:p/></draw:connector><draw:connector draw:style-name="gr5" draw:text-style-name="P41" draw:type="line" svg:x1="2.337cm" svg:y1="1.115cm" svg:x2="3.03cm" svg:y2="1.083cm" svg:d="M2337 1115l693-32" svg:viewBox="0 0 695 34"><text:p/></draw:connector><draw:frame draw:style-name="gr22" draw:text-style-name="P43" svg:width="1.544cm" svg:height="0.653cm" svg:x="7.226cm" svg:y="0.171cm"><draw:text-box><text:p text:style-name="P42"><text:span text:style-name="T57">tokens</text:span></text:p></draw:text-box></draw:frame><draw:frame draw:style-name="gr23" draw:text-style-name="P44" svg:width="1.525cm" svg:height="1.059cm" svg:x="12.925cm" svg:y="0.623cm"><draw:text-box><text:p text:style-name="P38"><text:span text:style-name="T57">syntax</text:span></text:p><text:p text:style-name="P38"><text:span text:style-name="T57">tree</text:span></text:p></draw:text-box></draw:frame><draw:frame draw:style-name="gr24" draw:text-style-name="P46" svg:width="1.819cm" svg:height="1.059cm" svg:x="0.52cm" svg:y="0.596cm"><draw:text-box><text:p text:style-name="P45"><text:span text:style-name="T57">source</text:span></text:p><text:p text:style-name="P45"><text:span text:style-name="T57">program</text:span></text:p></draw:text-box></draw:frame><draw:line draw:style-name="gr25" draw:text-style-name="P41" svg:x1="5.858cm" svg:y1="0.737cm" svg:x2="9.887cm" svg:y2="0.737cm"><text:p/></draw:line><draw:line draw:style-name="gr25" draw:text-style-name="P41" svg:x1="9.887cm" svg:y1="1.445cm" svg:x2="5.858cm" svg:y2="1.445cm"><text:p/></draw:line><draw:frame draw:style-name="gr26" draw:text-style-name="P43" svg:width="2.668cm" svg:height="0.653cm" svg:x="6.579cm" svg:y="1.587cm"><draw:text-box><text:p text:style-name="P42"><text:span text:style-name="T58">getNextToken</text:span></text:p></draw:text-box></draw:frame><draw:connector draw:style-name="gr27" draw:text-style-name="P41" draw:type="line" svg:x1="6.419cm" svg:y1="4.124cm" svg:x2="4.438cm" svg:y2="1.792cm" svg:d="M6419 4124l-1981-2332" svg:viewBox="0 0 1983 2334"><text:p/></draw:connector><draw:connector draw:style-name="gr27" draw:text-style-name="P41" draw:type="line" svg:x1="9.253cm" svg:y1="4.124cm" svg:x2="11.382cm" svg:y2="1.792cm" svg:d="M9253 4124l2129-2332" svg:viewBox="0 0 2131 2334"><text:p/></draw:connector></draw:g></text:p>
      <text:p text:style-name="P8"/>
      <text:p text:style-name="P9"/>
      <text:p text:style-name="P9"/>
      <text:p text:style-name="P9"/>
      <text:p text:style-name="P6"><text:span text:style-name="T15">During</text:span><text:span text:style-name="T16"> </text:span><text:span text:style-name="T15">this</text:span><text:span text:style-name="T16"> </text:span><text:span text:style-name="T15">on-computer</text:span><text:span text:style-name="T16"> </text:span><text:span text:style-name="T15">tutorial,</text:span><text:span text:style-name="T16"> </text:span><text:span text:style-name="T15">we</text:span><text:span text:style-name="T16"> </text:span><text:span text:style-name="T15">must :</text:span></text:p>
      <text:list xml:id="list2914223665" text:style-name="WW8Num3">
        <text:list-item>
          <text:p text:style-name="P18"><text:span text:style-name="T15">Define</text:span><text:span text:style-name="T16"> </text:span><text:span text:style-name="T15">the</text:span><text:span text:style-name="T16"> </text:span><text:span text:style-name="T15">language</text:span><text:span text:style-name="T16"> </text:span><text:span text:style-name="T15">of</text:span><text:span text:style-name="T16"> </text:span><text:span text:style-name="T15">the</text:span><text:span text:style-name="T16"> </text:span><text:span text:style-name="T15">source</text:span><text:span text:style-name="T16"> </text:span><text:span text:style-name="T15">program,</text:span><text:span text:style-name="T16"> </text:span><text:span text:style-name="T15">its</text:span><text:span text:style-name="T16"> </text:span><text:span text:style-name="T15">syntax</text:span><text:span text:style-name="T16"> </text:span><text:span text:style-name="T15">and</text:span><text:span text:style-name="T16"> </text:span><text:span text:style-name="T15">its</text:span><text:span text:style-name="T16"> </text:span><text:span text:style-name="T15">semantic.</text:span></text:p>
        </text:list-item>
        <text:list-item>
          <text:p text:style-name="P18"><text:span text:style-name="T15">Write</text:span><text:span text:style-name="T16"> </text:span><text:span text:style-name="T15">a</text:span><text:span text:style-name="T16"> </text:span><text:span text:style-name="T15">symbol</text:span><text:span text:style-name="T16"> </text:span><text:span text:style-name="T15">table</text:span></text:p>
        </text:list-item>
        <text:list-item>
          <text:p text:style-name="P18"><text:span text:style-name="T15">Write</text:span><text:span text:style-name="T16"> </text:span><text:span text:style-name="T15">the</text:span><text:span text:style-name="T16"> </text:span><text:span text:style-name="T15">lexer</text:span></text:p>
        </text:list-item>
      </text:list>
      <text:p text:style-name="P19"/>
      <text:p text:style-name="Standard"><text:span text:style-name="T9">0</text:span><text:span text:style-name="T50">1</text:span><text:span text:style-name="T11"> </text:span><text:span text:style-name="T9">|</text:span><text:span text:style-name="T11"> Language Description</text:span></text:p>
      <text:p text:style-name="P5"><text:span text:style-name="T12">The</text:span><text:span text:style-name="T14"> </text:span><text:span text:style-name="T12">language</text:span><text:span text:style-name="T14"> </text:span><text:span text:style-name="T12">to</text:span><text:span text:style-name="T14"> </text:span><text:span text:style-name="T12">implement</text:span><text:span text:style-name="T14"> </text:span><text:span text:style-name="T12">in</text:span><text:span text:style-name="T14"> this </text:span><text:span text:style-name="T48">Labwork (LW)</text:span><text:span text:style-name="T14"> </text:span><text:span text:style-name="T12">is</text:span><text:span text:style-name="T14"> </text:span><text:span text:style-name="T12">a</text:span><text:span text:style-name="T14"> </text:span><text:span text:style-name="T12">part</text:span><text:span text:style-name="T14"> </text:span><text:span text:style-name="T12">of</text:span><text:span text:style-name="T14"> </text:span><text:span text:style-name="T12">the</text:span><text:span text:style-name="T14"> </text:span><text:span text:style-name="T12">Tiny</text:span><text:span text:style-name="T14"> </text:span><text:span text:style-name="T12">Basic</text:span><text:span text:style-name="T14"> </text:span><text:span text:style-name="T12">dialect</text:span><text:span text:style-name="T14"> </text:span><text:span text:style-name="T12">of</text:span><text:span text:style-name="T14"> </text:span><text:span text:style-name="T12">the</text:span><text:span text:style-name="T14"> </text:span><text:span text:style-name="T12">BASIC</text:span><text:span text:style-name="T14"> </text:span><text:span text:style-name="T12">language.</text:span></text:p>
      <text:p text:style-name="P5"><text:span text:style-name="T18">0</text:span><text:span text:style-name="T51">1</text:span><text:span text:style-name="T18">.1</text:span><text:span text:style-name="T20"> Statements</text:span></text:p>
      <text:p text:style-name="P5"><text:span text:style-name="T21">The</text:span><text:span text:style-name="T23"> </text:span><text:span text:style-name="T21">language</text:span><text:span text:style-name="T23"> </text:span><text:span text:style-name="T21">is</text:span><text:span text:style-name="T23"> </text:span><text:span text:style-name="T21">composed</text:span><text:span text:style-name="T23"> </text:span><text:span text:style-name="T21">of</text:span><text:span text:style-name="T23"> </text:span><text:span text:style-name="T21">statements,</text:span><text:span text:style-name="T23"> </text:span><text:span text:style-name="T21">one</text:span><text:span text:style-name="T23"> </text:span><text:span text:style-name="T21">per</text:span><text:span text:style-name="T23"> </text:span><text:span text:style-name="T21">line.</text:span><text:span text:style-name="T23"> </text:span><text:span text:style-name="T21">If</text:span><text:span text:style-name="T23"> </text:span><text:span text:style-name="T21">this</text:span><text:span text:style-name="T23"> S</text:span><text:span text:style-name="T21">T</text:span><text:span text:style-name="T23"> </text:span><text:span text:style-name="T21">we</text:span><text:span text:style-name="T23"> </text:span><text:span text:style-name="T21">do</text:span><text:span text:style-name="T23"> </text:span><text:span text:style-name="T21">not</text:span><text:span text:style-name="T23"> </text:span><text:span text:style-name="T21">recognize</text:span><text:span text:style-name="T23"> </text:span><text:span text:style-name="T21">multiple</text:span><text:span text:style-name="T23"> </text:span><text:span text:style-name="T21">statements</text:span><text:span text:style-name="T23"> </text:span><text:span text:style-name="T21">on</text:span><text:span text:style-name="T23"> </text:span><text:span text:style-name="T21">the</text:span><text:span text:style-name="T23"> </text:span><text:span text:style-name="T21">same</text:span><text:span text:style-name="T23"> </text:span><text:span text:style-name="T21">line.</text:span><text:span text:style-name="T23"> </text:span><text:span text:style-name="T21">A</text:span><text:span text:style-name="T23"> </text:span><text:span text:style-name="T21">line</text:span><text:span text:style-name="T23"> </text:span><text:span text:style-name="T21">must</text:span><text:span text:style-name="T23"> </text:span><text:span text:style-name="T21">follow</text:span><text:span text:style-name="T23"> </text:span><text:span text:style-name="T21">one</text:span><text:span text:style-name="T23"> </text:span><text:span text:style-name="T21">of</text:span><text:span text:style-name="T23"> </text:span><text:span text:style-name="T21">the</text:span><text:span text:style-name="T23"> </text:span><text:span text:style-name="T21">following</text:span><text:span text:style-name="T23"> </text:span><text:span text:style-name="T21">formats :</text:span></text:p>
      <text:list xml:id="list192422009766704" text:continue-numbering="true" text:style-name="WW8Num3">
        <text:list-item>
          <text:p text:style-name="P23">statement</text:p>
        </text:list-item>
        <text:list-item>
          <text:p text:style-name="P26"><text:span text:style-name="T21">number</text:span><text:span text:style-name="T23"> </text:span><text:span text:style-name="T21">statement</text:span></text:p>
        </text:list-item>
      </text:list>
      <text:p text:style-name="P5"><text:span text:style-name="T21">where</text:span><text:span text:style-name="T23"> </text:span><text:span text:style-name="T21">number</text:span><text:span text:style-name="T23"> </text:span><text:span text:style-name="T21">is</text:span><text:span text:style-name="T23"> </text:span><text:span text:style-name="T21">the</text:span><text:span text:style-name="T23"> </text:span><text:span text:style-name="T21">number</text:span><text:span text:style-name="T23"> </text:span><text:span text:style-name="T21">of</text:span><text:span text:style-name="T23"> </text:span><text:span text:style-name="T21">the</text:span><text:span text:style-name="T23"> </text:span><text:span text:style-name="T21">line,</text:span><text:span text:style-name="T23"> </text:span><text:span text:style-name="T21">and</text:span><text:span text:style-name="T23"> </text:span><text:span text:style-name="T21">statement</text:span><text:span text:style-name="T23"> </text:span><text:span text:style-name="T21">is</text:span><text:span text:style-name="T23"> </text:span><text:span text:style-name="T21">the</text:span><text:span text:style-name="T23"> </text:span><text:span text:style-name="T21">instruction</text:span><text:span text:style-name="T23"> </text:span><text:span text:style-name="T21">of</text:span><text:span text:style-name="T23"> </text:span><text:span text:style-name="T21">the</text:span><text:span text:style-name="T23"> </text:span><text:span text:style-name="T21">language.</text:span></text:p>
      <text:p text:style-name="P5"><text:soft-page-break/><text:span text:style-name="T21">The</text:span><text:span text:style-name="T23"> </text:span><text:span text:style-name="T21">supported</text:span><text:span text:style-name="T23"> </text:span><text:span text:style-name="T21">statements</text:span><text:span text:style-name="T23"> </text:span><text:span text:style-name="T21">are :</text:span></text:p>
      <text:list xml:id="list2258764033" text:style-name="WW8Num4">
        <text:list-item>
          <text:p text:style-name="P27"><text:span text:style-name="T25">PRINT</text:span><text:span text:style-name="T24"> </text:span><text:span text:style-name="T22">expression</text:span></text:p>
          <text:list>
            <text:list-item>
              <text:list>
                <text:list-item>
                  <text:p text:style-name="P27"><text:span text:style-name="T22">Print</text:span><text:span text:style-name="T24"> </text:span><text:span text:style-name="T22">the</text:span><text:span text:style-name="T24"> </text:span><text:span text:style-name="T22">given</text:span><text:span text:style-name="T24"> </text:span><text:span text:style-name="T22">expression</text:span><text:span text:style-name="T24"> </text:span><text:span text:style-name="T22">on</text:span><text:span text:style-name="T24"> </text:span><text:span text:style-name="T22">the</text:span><text:span text:style-name="T24"> </text:span><text:span text:style-name="T22">standard</text:span><text:span text:style-name="T24"> </text:span><text:span text:style-name="T22">output</text:span></text:p>
                </text:list-item>
              </text:list>
            </text:list-item>
          </text:list>
        </text:list-item>
        <text:list-item>
          <text:p text:style-name="P27"><text:span text:style-name="T25">IF</text:span><text:span text:style-name="T24"> </text:span><text:span text:style-name="T22">expression</text:span><text:span text:style-name="T24"> </text:span><text:span text:style-name="T22">relational_operator</text:span><text:span text:style-name="T24"> </text:span><text:span text:style-name="T22">expression</text:span><text:span text:style-name="T24"> </text:span><text:span text:style-name="T25">THEN</text:span><text:span text:style-name="T26"> </text:span><text:span text:style-name="T22">statement</text:span></text:p>
          <text:list>
            <text:list-item>
              <text:list>
                <text:list-item>
                  <text:p text:style-name="P27"><text:span text:style-name="T22">The</text:span><text:span text:style-name="T24"> </text:span><text:span text:style-name="T22">statement</text:span><text:span text:style-name="T24"> </text:span><text:span text:style-name="T22">is</text:span><text:span text:style-name="T24"> </text:span><text:span text:style-name="T22">executed</text:span><text:span text:style-name="T24"> </text:span><text:span text:style-name="T22">only</text:span><text:span text:style-name="T24"> </text:span><text:span text:style-name="T22">if</text:span><text:span text:style-name="T24"> </text:span><text:span text:style-name="T22">the</text:span><text:span text:style-name="T24"> </text:span><text:span text:style-name="T22">given</text:span><text:span text:style-name="T24"> </text:span><text:span text:style-name="T22">relational</text:span><text:span text:style-name="T24"> </text:span><text:span text:style-name="T22">operator</text:span><text:span text:style-name="T24"> </text:span><text:span text:style-name="T22">on</text:span><text:span text:style-name="T24"> </text:span><text:span text:style-name="T22">the</text:span><text:span text:style-name="T24"> </text:span><text:span text:style-name="T22">two</text:span><text:span text:style-name="T24"> </text:span><text:span text:style-name="T22">given</text:span><text:span text:style-name="T24"> </text:span><text:span text:style-name="T22">expressions</text:span><text:span text:style-name="T24"> </text:span><text:span text:style-name="T22">replies</text:span><text:span text:style-name="T24"> </text:span><text:span text:style-name="T22">true.</text:span></text:p>
                </text:list-item>
                <text:list-item>
                  <text:p text:style-name="P27"><text:span text:style-name="T22">The</text:span><text:span text:style-name="T24"> </text:span><text:span text:style-name="T22">relational</text:span><text:span text:style-name="T24"> </text:span><text:span text:style-name="T22">operators</text:span><text:span text:style-name="T24"> </text:span><text:span text:style-name="T22">are :</text:span></text:p>
                  <text:list>
                    <text:list-item>
                      <text:p text:style-name="P24">=<text:tab/><text:tab/>equality</text:p>
                    </text:list-item>
                    <text:list-item>
                      <text:p text:style-name="P27"><text:span text:style-name="T22">&lt;<text:tab/><text:tab/>less</text:span><text:span text:style-name="T24"> </text:span><text:span text:style-name="T22">than</text:span></text:p>
                    </text:list-item>
                    <text:list-item>
                      <text:p text:style-name="P27"><text:span text:style-name="T22">&gt;<text:tab/><text:tab/>greater</text:span><text:span text:style-name="T24"> </text:span><text:span text:style-name="T22">than</text:span></text:p>
                    </text:list-item>
                    <text:list-item>
                      <text:p text:style-name="P27"><text:span text:style-name="T22">&lt;=<text:tab/><text:tab/>less</text:span><text:span text:style-name="T24"> </text:span><text:span text:style-name="T22">or</text:span><text:span text:style-name="T24"> </text:span><text:span text:style-name="T22">equal</text:span></text:p>
                    </text:list-item>
                    <text:list-item>
                      <text:p text:style-name="P27"><text:span text:style-name="T22">&gt;=<text:tab/><text:tab/>greater</text:span><text:span text:style-name="T24"> </text:span><text:span text:style-name="T22">or</text:span><text:span text:style-name="T24"> </text:span><text:span text:style-name="T22">equal</text:span></text:p>
                    </text:list-item>
                    <text:list-item>
                      <text:p text:style-name="P27"><text:span text:style-name="T22">&lt;&gt;,</text:span><text:span text:style-name="T24"> </text:span><text:span text:style-name="T22">&gt;&lt;<text:tab/>not</text:span><text:span text:style-name="T24"> </text:span><text:span text:style-name="T22">equal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"><text:span text:style-name="T25">GOTO</text:span><text:span text:style-name="T24"> </text:span><text:span text:style-name="T22">expression</text:span></text:p>
          <text:list>
            <text:list-item>
              <text:list>
                <text:list-item>
                  <text:p text:style-name="P27"><text:span text:style-name="T22">Run</text:span><text:span text:style-name="T24"> </text:span><text:span text:style-name="T22">the</text:span><text:span text:style-name="T24"> </text:span><text:span text:style-name="T22">statement</text:span><text:span text:style-name="T24"> </text:span><text:span text:style-name="T22">at</text:span><text:span text:style-name="T24"> </text:span><text:span text:style-name="T22">the</text:span><text:span text:style-name="T24"> </text:span><text:span text:style-name="T22">line</text:span><text:span text:style-name="T24"> </text:span><text:span text:style-name="T22">defined</text:span><text:span text:style-name="T24"> </text:span><text:span text:style-name="T22">by</text:span><text:span text:style-name="T24"> </text:span><text:span text:style-name="T22">the</text:span><text:span text:style-name="T24"> </text:span><text:span text:style-name="T22">expression.</text:span></text:p>
                </text:list-item>
              </text:list>
            </text:list-item>
          </text:list>
        </text:list-item>
        <text:list-item>
          <text:p text:style-name="P27"><text:span text:style-name="T25">INPUT</text:span><text:span text:style-name="T22"><text:tab/>variable</text:span><text:span text:style-name="T24"> </text:span><text:span text:style-name="T22">[</text:span><text:span text:style-name="T25">,</text:span><text:span text:style-name="T24"> </text:span><text:span text:style-name="T22">variable</text:span><text:span text:style-name="T24"> </text:span><text:span text:style-name="T22">...]</text:span></text:p>
          <text:list>
            <text:list-item>
              <text:list>
                <text:list-item>
                  <text:p text:style-name="P27"><text:span text:style-name="T22">Read</text:span><text:span text:style-name="T24"> </text:span><text:span text:style-name="T22">variable</text:span><text:span text:style-name="T24"> </text:span><text:span text:style-name="T22">values</text:span><text:span text:style-name="T24"> </text:span><text:span text:style-name="T22">from</text:span><text:span text:style-name="T24"> </text:span><text:span text:style-name="T22">the</text:span><text:span text:style-name="T24"> </text:span><text:span text:style-name="T22">standard</text:span><text:span text:style-name="T24"> </text:span><text:span text:style-name="T22">input</text:span><text:span text:style-name="T24"> </text:span><text:span text:style-name="T22">.</text:span></text:p>
                </text:list-item>
              </text:list>
            </text:list-item>
          </text:list>
        </text:list-item>
        <text:list-item>
          <text:p text:style-name="P27"><text:span text:style-name="T25">LET</text:span><text:span text:style-name="T24"> </text:span><text:span text:style-name="T22">variable</text:span><text:span text:style-name="T24"> </text:span><text:span text:style-name="T25">=</text:span><text:span text:style-name="T24"> </text:span><text:span text:style-name="T22">expression</text:span></text:p>
          <text:list>
            <text:list-item>
              <text:list>
                <text:list-item>
                  <text:p text:style-name="P27"><text:span text:style-name="T22">Assign</text:span><text:span text:style-name="T24"> </text:span><text:span text:style-name="T22">the</text:span><text:span text:style-name="T24"> </text:span><text:span text:style-name="T22">value</text:span><text:span text:style-name="T24"> </text:span><text:span text:style-name="T22">of</text:span><text:span text:style-name="T24"> </text:span><text:span text:style-name="T22">the</text:span><text:span text:style-name="T24"> </text:span><text:span text:style-name="T22">expression</text:span><text:span text:style-name="T24"> </text:span><text:span text:style-name="T22">to</text:span><text:span text:style-name="T24"> </text:span><text:span text:style-name="T22">the</text:span><text:span text:style-name="T24"> </text:span><text:span text:style-name="T22">variable.</text:span></text:p>
                </text:list-item>
              </text:list>
            </text:list-item>
          </text:list>
        </text:list-item>
        <text:list-item>
          <text:p text:style-name="P27"><text:span text:style-name="T25">GOSUB</text:span><text:span text:style-name="T24"> </text:span><text:span text:style-name="T22">expression</text:span></text:p>
          <text:list>
            <text:list-item>
              <text:list>
                <text:list-item>
                  <text:p text:style-name="P27"><text:span text:style-name="T22">Run</text:span><text:span text:style-name="T24"> </text:span><text:span text:style-name="T22">the</text:span><text:span text:style-name="T24"> </text:span><text:span text:style-name="T22">statement</text:span><text:span text:style-name="T24"> </text:span><text:span text:style-name="T22">at</text:span><text:span text:style-name="T24"> </text:span><text:span text:style-name="T22">the</text:span><text:span text:style-name="T24"> </text:span><text:span text:style-name="T22">line</text:span><text:span text:style-name="T24"> </text:span><text:span text:style-name="T22">defined</text:span><text:span text:style-name="T24"> </text:span><text:span text:style-name="T22">by</text:span><text:span text:style-name="T24"> </text:span><text:span text:style-name="T22">the</text:span><text:span text:style-name="T24"> </text:span><text:span text:style-name="T22">expression,</text:span><text:span text:style-name="T24"> </text:span><text:span text:style-name="T22">but</text:span><text:span text:style-name="T24"> </text:span><text:span text:style-name="T22">in</text:span><text:span text:style-name="T24"> </text:span><text:span text:style-name="T22">opposite</text:span><text:span text:style-name="T24"> </text:span><text:span text:style-name="T22">than</text:span><text:span text:style-name="T24"> </text:span><text:span text:style-name="T22">GOTO,</text:span><text:span text:style-name="T24"> </text:span><text:span text:style-name="T22">remember</text:span><text:span text:style-name="T24"> </text:span><text:span text:style-name="T22">the</text:span><text:span text:style-name="T24"> </text:span><text:span text:style-name="T22">line</text:span><text:span text:style-name="T24"> </text:span><text:span text:style-name="T22">of</text:span><text:span text:style-name="T24"> </text:span><text:span text:style-name="T22">the</text:span><text:span text:style-name="T24"> </text:span><text:span text:style-name="T22">GOSUB</text:span><text:span text:style-name="T24"> </text:span><text:span text:style-name="T22">and</text:span><text:span text:style-name="T24"> </text:span><text:span text:style-name="T22">run</text:span><text:span text:style-name="T24"> </text:span><text:span text:style-name="T22">the</text:span><text:span text:style-name="T24"> </text:span><text:span text:style-name="T22">statement</text:span><text:span text:style-name="T24"> </text:span><text:span text:style-name="T22">just</text:span><text:span text:style-name="T24"> </text:span><text:span text:style-name="T22">after</text:span><text:span text:style-name="T24"> </text:span><text:span text:style-name="T22">that</text:span><text:span text:style-name="T24"> </text:span><text:span text:style-name="T22">line</text:span><text:span text:style-name="T24"> </text:span><text:span text:style-name="T22">when</text:span><text:span text:style-name="T24"> </text:span><text:span text:style-name="T22">the</text:span><text:span text:style-name="T24"> </text:span><text:span text:style-name="T22">statement</text:span><text:span text:style-name="T24"> </text:span><text:span text:style-name="T22">RETURN</text:span><text:span text:style-name="T24"> </text:span><text:span text:style-name="T22">is</text:span><text:span text:style-name="T24"> </text:span><text:span text:style-name="T22">encountered.</text:span></text:p>
                </text:list-item>
              </text:list>
            </text:list-item>
          </text:list>
        </text:list-item>
        <text:list-item>
          <text:p text:style-name="P25">RETURN</text:p>
          <text:list>
            <text:list-item>
              <text:list>
                <text:list-item>
                  <text:p text:style-name="P27"><text:span text:style-name="T22">Run</text:span><text:span text:style-name="T24"> </text:span><text:span text:style-name="T22">the</text:span><text:span text:style-name="T24"> </text:span><text:span text:style-name="T22">statement</text:span><text:span text:style-name="T24"> </text:span><text:span text:style-name="T22">at</text:span><text:span text:style-name="T24"> </text:span><text:span text:style-name="T22">the</text:span><text:span text:style-name="T24"> </text:span><text:span text:style-name="T22">line</text:span><text:span text:style-name="T24"> </text:span><text:span text:style-name="T22">following</text:span><text:span text:style-name="T24"> </text:span><text:span text:style-name="T22">the</text:span><text:span text:style-name="T24"> </text:span><text:span text:style-name="T22">last</text:span><text:span text:style-name="T24"> </text:span><text:span text:style-name="T22">GOSUB.</text:span></text:p>
                </text:list-item>
              </text:list>
            </text:list-item>
          </text:list>
        </text:list-item>
        <text:list-item>
          <text:p text:style-name="P25">END</text:p>
          <text:list>
            <text:list-item>
              <text:list>
                <text:list-item>
                  <text:p text:style-name="P27"><text:span text:style-name="T22">Stop</text:span><text:span text:style-name="T24"> </text:span><text:span text:style-name="T22">the</text:span><text:span text:style-name="T24"> </text:span><text:span text:style-name="T22">program.</text:span></text:p>
                </text:list-item>
              </text:list>
            </text:list-item>
          </text:list>
        </text:list-item>
        <text:list-item>
          <text:p text:style-name="P27"><text:span text:style-name="T25">REM</text:span><text:span text:style-name="T26"> </text:span><text:span text:style-name="T22">text</text:span></text:p>
          <text:list>
            <text:list-item>
              <text:list>
                <text:list-item>
                  <text:p text:style-name="P27"><text:span text:style-name="T22">Insert</text:span><text:span text:style-name="T24"> </text:span><text:span text:style-name="T22">a</text:span><text:span text:style-name="T24"> </text:span><text:span text:style-name="T22">comment</text:span><text:span text:style-name="T24"> </text:span><text:span text:style-name="T22">in</text:span><text:span text:style-name="T24"> </text:span><text:span text:style-name="T22">the</text:span><text:span text:style-name="T24"> </text:span><text:span text:style-name="T22">source</text:span><text:span text:style-name="T24"> </text:span><text:span text:style-name="T22">code.</text:span></text:p>
                </text:list-item>
              </text:list>
            </text:list-item>
          </text:list>
        </text:list-item>
      </text:list>
      <text:p text:style-name="P5"><text:span text:style-name="T27">0</text:span><text:span text:style-name="T30">1</text:span><text:span text:style-name="T27">.2</text:span><text:span text:style-name="T29"> Expressions</text:span></text:p>
      <text:p text:style-name="P5"><text:soft-page-break/><text:span text:style-name="T31">Many</text:span><text:span text:style-name="T33"> </text:span><text:span text:style-name="T31">of</text:span><text:span text:style-name="T33"> </text:span><text:span text:style-name="T31">these</text:span><text:span text:style-name="T33"> </text:span><text:span text:style-name="T31">statement</text:span><text:span text:style-name="T33"> </text:span><text:span text:style-name="T31">types</text:span><text:span text:style-name="T33"> </text:span><text:span text:style-name="T31">involve</text:span><text:span text:style-name="T33"> </text:span><text:span text:style-name="T31">the</text:span><text:span text:style-name="T33"> </text:span><text:span text:style-name="T31">use</text:span><text:span text:style-name="T33"> </text:span><text:span text:style-name="T31">of</text:span><text:span text:style-name="T33"> </text:span><text:span text:style-name="T31">expressions.</text:span><text:span text:style-name="T33"> </text:span><text:span text:style-name="T31">An</text:span><text:span text:style-name="T33"> </text:span><text:span text:style-name="T31">expression</text:span><text:span text:style-name="T33"> </text:span><text:span text:style-name="T31">is</text:span><text:span text:style-name="T33"> </text:span><text:span text:style-name="T31">the</text:span><text:span text:style-name="T33"> </text:span><text:span text:style-name="T31">combination</text:span><text:span text:style-name="T33"> </text:span><text:span text:style-name="T31">of</text:span><text:span text:style-name="T33"> </text:span><text:span text:style-name="T31">one</text:span><text:span text:style-name="T33"> </text:span><text:span text:style-name="T31">or</text:span><text:span text:style-name="T33"> </text:span><text:span text:style-name="T31">more</text:span><text:span text:style-name="T33"> </text:span><text:span text:style-name="T35">numbers</text:span><text:span text:style-name="T32">,</text:span><text:span text:style-name="T34"> </text:span><text:span text:style-name="T35">strings</text:span><text:span text:style-name="T33"> </text:span><text:span text:style-name="T31">or</text:span><text:span text:style-name="T33"> </text:span><text:span text:style-name="T35">variables</text:span><text:span text:style-name="T31">,</text:span><text:span text:style-name="T33"> </text:span><text:span text:style-name="T31">joined</text:span><text:span text:style-name="T33"> </text:span><text:span text:style-name="T31">by</text:span><text:span text:style-name="T33"> </text:span><text:span text:style-name="T35">operators</text:span><text:span text:style-name="T31">,</text:span><text:span text:style-name="T33"> </text:span><text:span text:style-name="T31">and</text:span><text:span text:style-name="T33"> </text:span><text:span text:style-name="T31">possibly</text:span><text:span text:style-name="T33"> </text:span><text:span text:style-name="T31">grouped</text:span><text:span text:style-name="T33"> </text:span><text:span text:style-name="T31">by</text:span><text:span text:style-name="T33"> </text:span><text:span text:style-name="T35">parentheses</text:span><text:span text:style-name="T31">.</text:span></text:p>
      <text:p text:style-name="P5"><text:span text:style-name="T31">There</text:span><text:span text:style-name="T33"> </text:span><text:span text:style-name="T31">are</text:span><text:span text:style-name="T33"> </text:span><text:span text:style-name="T31">four</text:span><text:span text:style-name="T33"> </text:span><text:span text:style-name="T31">operators:</text:span><text:span text:style-name="T33"> </text:span><text:span text:style-name="T31">+,</text:span><text:span text:style-name="T33"> </text:span><text:span text:style-name="T31">-,</text:span><text:span text:style-name="T33"> </text:span><text:span text:style-name="T31">*,</text:span><text:span text:style-name="T33"> </text:span><text:span text:style-name="T31">/</text:span></text:p>
      <text:p text:style-name="P5"><text:span text:style-name="T31">Note</text:span><text:span text:style-name="T33"> </text:span><text:span text:style-name="T31">that</text:span><text:span text:style-name="T33"> </text:span><text:span text:style-name="T31">the</text:span><text:span text:style-name="T33"> </text:span><text:span text:style-name="T31">operators</text:span><text:span text:style-name="T33"> </text:span><text:span text:style-name="T31">+</text:span><text:span text:style-name="T33"> </text:span><text:span text:style-name="T31">and</text:span><text:span text:style-name="T33"> – </text:span><text:span text:style-name="T31">have</text:span><text:span text:style-name="T33"> </text:span><text:span text:style-name="T31">two</text:span><text:span text:style-name="T33"> </text:span><text:span text:style-name="T31">versions :</text:span><text:span text:style-name="T33"> </text:span><text:span text:style-name="T31">the</text:span><text:span text:style-name="T33"> </text:span><text:span text:style-name="T31">binary</text:span><text:span text:style-name="T33"> </text:span><text:span text:style-name="T31">(a+b)</text:span><text:span text:style-name="T33"> </text:span><text:span text:style-name="T31">and</text:span><text:span text:style-name="T33"> </text:span><text:span text:style-name="T31">the</text:span><text:span text:style-name="T33"> </text:span><text:span text:style-name="T31">unary</text:span><text:span text:style-name="T33"> </text:span><text:span text:style-name="T31">(+a).</text:span></text:p>
      <text:p text:style-name="P5"><text:span text:style-name="T31">A</text:span><text:span text:style-name="T33"> </text:span><text:span text:style-name="T31">string</text:span><text:span text:style-name="T33"> </text:span><text:span text:style-name="T31">of</text:span><text:span text:style-name="T33"> </text:span><text:span text:style-name="T31">characters</text:span><text:span text:style-name="T33"> </text:span><text:span text:style-name="T31">is</text:span><text:span text:style-name="T33"> </text:span><text:span text:style-name="T31">enclosed</text:span><text:span text:style-name="T33"> </text:span><text:span text:style-name="T31">by</text:span><text:span text:style-name="T33"> </text:span><text:span text:style-name="T31">the</text:span><text:span text:style-name="T33"> </text:span><text:span text:style-name="T31">quote</text:span><text:span text:style-name="T33"> </text:span><text:span text:style-name="T31">characters</text:span><text:span text:style-name="T33"> </text:span><text:span text:style-name="T31">(").</text:span></text:p>
      <text:p text:style-name="P5"><text:span text:style-name="T27">0</text:span><text:span text:style-name="T30">1</text:span><text:span text:style-name="T27">.3</text:span><text:span text:style-name="T29"> Variable Definition and Scope</text:span></text:p>
      <text:p text:style-name="P5"><text:span text:style-name="T31">The</text:span><text:span text:style-name="T33"> </text:span><text:span text:style-name="T31">variables</text:span><text:span text:style-name="T33"> </text:span><text:span text:style-name="T31">do</text:span><text:span text:style-name="T33"> </text:span><text:span text:style-name="T31">not</text:span><text:span text:style-name="T33"> </text:span><text:span text:style-name="T31">need</text:span><text:span text:style-name="T33"> </text:span><text:span text:style-name="T31">to</text:span><text:span text:style-name="T33"> </text:span><text:span text:style-name="T31">be</text:span><text:span text:style-name="T33"> </text:span><text:span text:style-name="T31">declared.</text:span><text:span text:style-name="T33"> </text:span><text:span text:style-name="T31">The</text:span><text:span text:style-name="T33"> </text:span><text:span text:style-name="T31">scope</text:span><text:span text:style-name="T33"> </text:span><text:span text:style-name="T31">of</text:span><text:span text:style-name="T33"> </text:span><text:span text:style-name="T31">all</text:span><text:span text:style-name="T33"> </text:span><text:span text:style-name="T31">the</text:span><text:span text:style-name="T33"> </text:span><text:span text:style-name="T31">variables</text:span><text:span text:style-name="T33"> </text:span><text:span text:style-name="T31">is</text:span><text:span text:style-name="T33"> </text:span><text:span text:style-name="T31">global.</text:span><text:span text:style-name="T33"> </text:span><text:span text:style-name="T31">So</text:span><text:span text:style-name="T33"> </text:span><text:span text:style-name="T31">that</text:span><text:span text:style-name="T33"> </text:span><text:span text:style-name="T31">a</text:span><text:span text:style-name="T33"> </text:span><text:span text:style-name="T31">variable,</text:span><text:span text:style-name="T33"> </text:span><text:span text:style-name="T31">when</text:span><text:span text:style-name="T33"> </text:span><text:span text:style-name="T31">it</text:span><text:span text:style-name="T33"> </text:span><text:span text:style-name="T31">is</text:span><text:span text:style-name="T33"> </text:span><text:span text:style-name="T31">used,</text:span><text:span text:style-name="T33"> </text:span><text:span text:style-name="T35">could</text:span><text:span text:style-name="T36"> </text:span><text:span text:style-name="T35">be</text:span><text:span text:style-name="T36"> </text:span><text:span text:style-name="T35">undefined</text:span><text:span text:style-name="T31">.</text:span></text:p>
      <text:p text:style-name="P5"><text:span text:style-name="T31">All</text:span><text:span text:style-name="T33"> </text:span><text:span text:style-name="T31">the</text:span><text:span text:style-name="T33"> </text:span><text:span text:style-name="T31">variables</text:span><text:span text:style-name="T33"> </text:span><text:span text:style-name="T31">are</text:span><text:span text:style-name="T33"> </text:span><text:span text:style-name="T31">of</text:span><text:span text:style-name="T33"> </text:span><text:span text:style-name="T31">numerical</text:span><text:span text:style-name="T33"> </text:span><text:span text:style-name="T31">type</text:span><text:span text:style-name="T33"> </text:span><text:span text:style-name="T31">or</text:span><text:span text:style-name="T33"> </text:span><text:span text:style-name="T31">of</text:span><text:span text:style-name="T33"> </text:span><text:span text:style-name="T31">string</text:span><text:span text:style-name="T33"> </text:span><text:span text:style-name="T31">type,</text:span><text:span text:style-name="T33"> </text:span><text:span text:style-name="T31">depending</text:span><text:span text:style-name="T33"> </text:span><text:span text:style-name="T31">on</text:span><text:span text:style-name="T33"> </text:span><text:span text:style-name="T31">the</text:span><text:span text:style-name="T33"> </text:span><text:span text:style-name="T31">type</text:span><text:span text:style-name="T33"> </text:span><text:span text:style-name="T31">of</text:span><text:span text:style-name="T33"> </text:span><text:span text:style-name="T31">the</text:span><text:span text:style-name="T33"> </text:span><text:span text:style-name="T31">expression</text:span><text:span text:style-name="T33"> </text:span><text:span text:style-name="T31">assigned</text:span><text:span text:style-name="T33"> </text:span><text:span text:style-name="T31">to</text:span><text:span text:style-name="T33"> </text:span><text:span text:style-name="T31">the</text:span><text:span text:style-name="T33"> </text:span><text:span text:style-name="T31">variable.</text:span></text:p>
      <text:p text:style-name="P5"><text:span text:style-name="T27">0</text:span><text:span text:style-name="T30">1</text:span><text:span text:style-name="T27">.4</text:span><text:span text:style-name="T29"> Example</text:span></text:p>
      <text:p text:style-name="P11"><text:span text:style-name="T31">Let</text:span><text:span text:style-name="T33"> </text:span><text:span text:style-name="T31">the</text:span><text:span text:style-name="T33"> </text:span><text:span text:style-name="T31">following</text:span><text:span text:style-name="T33"> </text:span><text:span text:style-name="T31">Tiny</text:span><text:span text:style-name="T33"> </text:span><text:span text:style-name="T31">Basic</text:span><text:span text:style-name="T33"> </text:span><text:span text:style-name="T31">program :</text:span><text:span text:style-name="T33"> </text:span></text:p>
      <text:p text:style-name="P11"><text:span text:style-name="T37">5</text:span><text:span text:style-name="T38"> </text:span><text:span text:style-name="T39">LET</text:span><text:span text:style-name="T38"> </text:span><text:span text:style-name="T37">S</text:span><text:span text:style-name="T38"> </text:span><text:span text:style-name="T37">=</text:span><text:span text:style-name="T38"> </text:span><text:span text:style-name="T37">0</text:span></text:p>
      <text:p text:style-name="P12"><text:span text:style-name="T40">10</text:span><text:span text:style-name="T42"> </text:span><text:span text:style-name="T44">INPUT</text:span><text:span text:style-name="T42"> </text:span><text:span text:style-name="T40">NUM</text:span></text:p>
      <text:p text:style-name="P12"><text:span text:style-name="T40">15</text:span><text:span text:style-name="T42"> </text:span><text:span text:style-name="T44">INPUT</text:span><text:span text:style-name="T43"> </text:span><text:span text:style-name="T41">V</text:span></text:p>
      <text:p text:style-name="P12"><text:span text:style-name="T40">20</text:span><text:span text:style-name="T42"> </text:span><text:span text:style-name="T44">LET</text:span><text:span text:style-name="T42"> </text:span><text:span text:style-name="T40">N</text:span><text:span text:style-name="T42"> </text:span><text:span text:style-name="T40">=</text:span><text:span text:style-name="T42"> </text:span><text:span text:style-name="T40">NUM</text:span></text:p>
      <text:p text:style-name="P12"><text:span text:style-name="T40">30</text:span><text:span text:style-name="T42"> </text:span><text:span text:style-name="T44">IF</text:span><text:span text:style-name="T42"> </text:span><text:span text:style-name="T40">N</text:span><text:span text:style-name="T42"> </text:span><text:span text:style-name="T40">&lt;=</text:span><text:span text:style-name="T42"> </text:span><text:span text:style-name="T40">0</text:span><text:span text:style-name="T42"> </text:span><text:span text:style-name="T44">THEN</text:span><text:span text:style-name="T42"> </text:span><text:span text:style-name="T44">GOTO</text:span><text:span text:style-name="T45"> </text:span><text:span text:style-name="T40">99</text:span></text:p>
      <text:p text:style-name="P12"><text:span text:style-name="T40">40</text:span><text:span text:style-name="T42"> </text:span><text:span text:style-name="T44">LET</text:span><text:span text:style-name="T45"> </text:span><text:span text:style-name="T41">S</text:span><text:span text:style-name="T43"> </text:span><text:span text:style-name="T41">=</text:span><text:span text:style-name="T43"> </text:span><text:span text:style-name="T41">S</text:span><text:span text:style-name="T43"> </text:span><text:span text:style-name="T41">+</text:span><text:span text:style-name="T43"> </text:span><text:span text:style-name="T41">V</text:span></text:p>
      <text:p text:style-name="P12"><text:span text:style-name="T41">50</text:span><text:span text:style-name="T43"> </text:span><text:span text:style-name="T44">LET</text:span><text:span text:style-name="T43"> </text:span><text:span text:style-name="T41">N</text:span><text:span text:style-name="T43"> </text:span><text:span text:style-name="T41">=</text:span><text:span text:style-name="T43"> </text:span><text:span text:style-name="T41">N</text:span><text:span text:style-name="T43"> </text:span><text:span text:style-name="T41">-</text:span><text:span text:style-name="T43"> </text:span><text:span text:style-name="T41">1</text:span></text:p>
      <text:p text:style-name="P12"><text:span text:style-name="T40">70</text:span><text:span text:style-name="T42"> </text:span><text:span text:style-name="T44">GOTO</text:span><text:span text:style-name="T42"> </text:span><text:span text:style-name="T40">30</text:span></text:p>
      <text:p text:style-name="P12"><text:span text:style-name="T40">99</text:span><text:span text:style-name="T42"> </text:span><text:span text:style-name="T44">PRINT</text:span><text:span text:style-name="T42"> </text:span><text:span text:style-name="T40">S/NUM</text:span></text:p>
      <text:p text:style-name="P12"><text:span text:style-name="T40">100</text:span><text:span text:style-name="T42"> </text:span><text:span text:style-name="T44">END</text:span></text:p>
      <text:p text:style-name="P5"><text:span text:style-name="T31">Your</text:span><text:span text:style-name="T33"> </text:span><text:span text:style-name="T31">lexer</text:span><text:span text:style-name="T33"> </text:span><text:span text:style-name="T31">must</text:span><text:span text:style-name="T33"> </text:span><text:span text:style-name="T31">reply</text:span><text:span text:style-name="T33"> </text:span><text:span text:style-name="T31">the</text:span><text:span text:style-name="T33"> </text:span><text:span text:style-name="T31">following</text:span><text:span text:style-name="T33"> </text:span><text:span text:style-name="T31">tokens,</text:span><text:span text:style-name="T33"> </text:span><text:span text:style-name="T31">in</text:span><text:span text:style-name="T33"> </text:span><text:span text:style-name="T31">that</text:span><text:span text:style-name="T33"> </text:span><text:span text:style-name="T31">order :</text:span></text:p>
      <text:p text:style-name="P11"><text:span text:style-name="T37">&lt;NUM,5&gt;</text:span><text:span text:style-name="T38"> </text:span><text:span text:style-name="T37">&lt;LET&gt;</text:span><text:span text:style-name="T38"> </text:span><text:span text:style-name="T37">&lt;ID,S&gt;</text:span><text:span text:style-name="T38"> </text:span><text:span text:style-name="T37">&lt;=&gt;</text:span><text:span text:style-name="T38"> </text:span><text:span text:style-name="T37">&lt;NUM,0&gt;</text:span><text:span text:style-name="T38"> </text:span></text:p>
      <text:p text:style-name="P12"><text:span text:style-name="T40">&lt;NUM,10&gt;</text:span><text:span text:style-name="T42"> </text:span><text:span text:style-name="T40">&lt;INPUT&gt;</text:span><text:span text:style-name="T42"> </text:span><text:span text:style-name="T40">&lt;ID,NUM&gt;</text:span></text:p>
      <text:p text:style-name="P12"><text:span text:style-name="T41">&lt;NUM,15&gt;</text:span><text:span text:style-name="T43"> </text:span><text:span text:style-name="T41">&lt;INPUT&gt;</text:span><text:span text:style-name="T43"> </text:span><text:span text:style-name="T41">&lt;ID,V&gt;</text:span></text:p>
      <text:p text:style-name="P12"><text:span text:style-name="T40">&lt;NUM,20&gt;</text:span><text:span text:style-name="T42"> </text:span><text:span text:style-name="T40">&lt;LET&gt;</text:span><text:span text:style-name="T42"> </text:span><text:span text:style-name="T40">&lt;ID,N&gt;</text:span><text:span text:style-name="T42"> </text:span><text:span text:style-name="T40">&lt;=&gt;</text:span><text:span text:style-name="T42"> </text:span><text:span text:style-name="T40">&lt;ID,NUM&gt;</text:span></text:p>
      <text:p text:style-name="P12"><text:span text:style-name="T40">&lt;NUM,30&gt;</text:span><text:span text:style-name="T42"> </text:span><text:span text:style-name="T40">&lt;</text:span><text:span text:style-name="T41">IF&gt;</text:span><text:span text:style-name="T42"> </text:span><text:span text:style-name="T40">&lt;ID,N&gt;</text:span><text:span text:style-name="T42"> </text:span><text:span text:style-name="T40">&lt;RELOP,&lt;=&gt;</text:span><text:span text:style-name="T42"> </text:span><text:span text:style-name="T40">&lt;NUM,0&gt;</text:span><text:span text:style-name="T42"> </text:span><text:span text:style-name="T40">&lt;</text:span><text:span text:style-name="T41">THEN&gt;</text:span><text:span text:style-name="T43"> </text:span><text:span text:style-name="T41">&lt;GOTO&gt;</text:span><text:span text:style-name="T45"> </text:span><text:span text:style-name="T41">&lt;NUM,</text:span><text:span text:style-name="T40">99&gt;</text:span></text:p>
      <text:p text:style-name="P12"><text:span text:style-name="T40">&lt;NUM,40&gt;</text:span><text:span text:style-name="T42"> </text:span><text:span text:style-name="T40">&lt;</text:span><text:span text:style-name="T41">LET&gt;</text:span><text:span text:style-name="T43"> </text:span><text:span text:style-name="T41">&lt;ID,S&gt;</text:span><text:span text:style-name="T43"> </text:span><text:span text:style-name="T41">&lt;=&gt;</text:span><text:span text:style-name="T43"> </text:span><text:span text:style-name="T41">&lt;ID,S&gt;</text:span><text:span text:style-name="T43"> </text:span><text:span text:style-name="T41">&lt;OP,+&gt;</text:span><text:span text:style-name="T43"> </text:span><text:span text:style-name="T41">&lt;ID,V&gt;</text:span></text:p>
      <text:p text:style-name="P12"><text:span text:style-name="T41">&lt;NUM,50&gt;</text:span><text:span text:style-name="T43"> </text:span><text:span text:style-name="T41">&lt;LET&gt;</text:span><text:span text:style-name="T43"> </text:span><text:span text:style-name="T41">&lt;ID,N&gt;</text:span><text:span text:style-name="T43"> </text:span><text:span text:style-name="T41">&lt;=&gt;</text:span><text:span text:style-name="T43"> </text:span><text:span text:style-name="T41">&lt;ID,N&gt;</text:span><text:span text:style-name="T43"> </text:span><text:span text:style-name="T41">&lt;OP,-&gt;</text:span><text:span text:style-name="T43"> </text:span><text:span text:style-name="T41">&lt;NUM,1&gt;</text:span></text:p>
      <text:p text:style-name="P12"><text:span text:style-name="T40">&lt;NUM,70&gt;</text:span><text:span text:style-name="T42"> </text:span><text:span text:style-name="T40">&lt;</text:span><text:span text:style-name="T41">GOTO&gt;</text:span><text:span text:style-name="T43"> </text:span><text:span text:style-name="T41">&lt;NUM,30&gt;</text:span></text:p>
      <text:p text:style-name="P12"><text:span text:style-name="T41">&lt;NUM,99&gt;</text:span><text:span text:style-name="T43"> </text:span><text:span text:style-name="T41">&lt;PRINT&gt;</text:span><text:span text:style-name="T43"> </text:span><text:span text:style-name="T41">&lt;ID,S&gt;</text:span><text:span text:style-name="T43"> </text:span><text:span text:style-name="T41">&lt;OP,/&gt;</text:span><text:span text:style-name="T43"> </text:span><text:span text:style-name="T41">&lt;ID,NUM&gt;</text:span><text:span text:style-name="T33"> </text:span></text:p>
      <text:p text:style-name="P12"><text:span text:style-name="T46">&lt;NUM,100&gt;</text:span><text:span text:style-name="T47"> </text:span><text:span text:style-name="T46">&lt;END&gt;</text:span></text:p>
      <text:p text:style-name="P10"><text:span text:style-name="T9">0</text:span><text:span text:style-name="T50">2</text:span><text:span text:style-name="T11"> </text:span><text:span text:style-name="T9">|</text:span><text:span text:style-name="T11"> Exercices</text:span></text:p>
      <text:p text:style-name="P5"><text:span text:style-name="T18">0</text:span><text:span text:style-name="T51">2</text:span><text:span text:style-name="T18">.1</text:span><text:span text:style-name="T20"> Exercice 1</text:span></text:p>
      <text:list xml:id="list3598038690" text:style-name="WW8Num2">
        <text:list-item>
          <text:p text:style-name="P34"><text:span text:style-name="T12">What</text:span><text:span text:style-name="T14"> </text:span><text:span text:style-name="T12">is</text:span><text:span text:style-name="T14"> </text:span><text:span text:style-name="T12">the</text:span><text:span text:style-name="T14"> </text:span><text:span text:style-name="T12">alphabet</text:span><text:span text:style-name="T14"> </text:span><text:span text:style-name="T12">of</text:span><text:span text:style-name="T14"> </text:span><text:span text:style-name="T12">the</text:span><text:span text:style-name="T14"> </text:span><text:span text:style-name="T12">language ?</text:span></text:p>
        </text:list-item>
        <text:list-item>
          <text:p text:style-name="P34"><text:span text:style-name="T12">What</text:span><text:span text:style-name="T14"> </text:span><text:span text:style-name="T12">are</text:span><text:span text:style-name="T14"> </text:span><text:span text:style-name="T12">the</text:span><text:span text:style-name="T14"> </text:span><text:span text:style-name="T12">lexemes</text:span><text:span text:style-name="T14"> </text:span><text:span text:style-name="T12">(as</text:span><text:span text:style-name="T14"> </text:span><text:span text:style-name="T12">regular</text:span><text:span text:style-name="T14"> </text:span><text:span text:style-name="T12">expressions)</text:span><text:span text:style-name="T14"> </text:span><text:span text:style-name="T12">of</text:span><text:span text:style-name="T14"> </text:span><text:span text:style-name="T12">the</text:span><text:span text:style-name="T14"> </text:span><text:span text:style-name="T12">language ?</text:span></text:p>
        </text:list-item>
        <text:list-item>
          <text:p text:style-name="P34"><text:span text:style-name="T12">Write</text:span><text:span text:style-name="T14"> </text:span><text:span text:style-name="T12">the</text:span><text:span text:style-name="T14"> </text:span><text:span text:style-name="T12">table</text:span><text:span text:style-name="T14"> </text:span><text:span text:style-name="T12">that</text:span><text:span text:style-name="T14"> </text:span><text:span text:style-name="T12">is</text:span><text:span text:style-name="T14"> </text:span><text:span text:style-name="T12">matching</text:span><text:span text:style-name="T14"> </text:span><text:span text:style-name="T12">the</text:span><text:span text:style-name="T14"> </text:span><text:span text:style-name="T12">lexemes,</text:span><text:span text:style-name="T14"> </text:span><text:span text:style-name="T12">the</text:span><text:span text:style-name="T14"> </text:span><text:span text:style-name="T12">tokens,</text:span><text:span text:style-name="T14"> </text:span><text:span text:style-name="T12">and</text:span><text:span text:style-name="T14"> </text:span><text:span text:style-name="T12">the</text:span><text:span text:style-name="T14"> </text:span><text:span text:style-name="T12">attributes</text:span><text:span text:style-name="T14"> </text:span><text:span text:style-name="T12">of</text:span><text:span text:style-name="T14"> </text:span><text:span text:style-name="T12">the</text:span><text:span text:style-name="T14"> </text:span><text:span text:style-name="T12">tokens.</text:span></text:p>
        </text:list-item>
      </text:list>
      <text:p text:style-name="P28"><text:span text:style-name="T18">0</text:span><text:span text:style-name="T51">2</text:span><text:span text:style-name="T18">.2</text:span><text:span text:style-name="T20"> Symbol Table</text:span></text:p>
      <text:list xml:id="list192421520667449" text:continue-numbering="true" text:style-name="WW8Num2">
        <text:list-item>
          <text:p text:style-name="P35"><text:span text:style-name="T12">Create</text:span><text:span text:style-name="T14"> </text:span><text:span text:style-name="T12">the</text:span><text:span text:style-name="T14"> </text:span><text:span text:style-name="T12">class</text:span><text:span text:style-name="T14"> </text:span><text:span text:style-name="T12">SymbolTable</text:span><text:span text:style-name="T14"> </text:span><text:span text:style-name="T12">that</text:span><text:span text:style-name="T14"> </text:span><text:span text:style-name="T12">permits</text:span><text:span text:style-name="T14"> </text:span><text:span text:style-name="T12">to</text:span><text:span text:style-name="T14"> </text:span><text:span text:style-name="T12">store</text:span><text:span text:style-name="T14"> </text:span><text:span text:style-name="T12">several</text:span><text:span text:style-name="T14"> </text:span><text:span text:style-name="T12">informations</text:span><text:span text:style-name="T14"> </text:span><text:span text:style-name="T12">about</text:span><text:span text:style-name="T14"> </text:span><text:span text:style-name="T12">the</text:span><text:span text:style-name="T14"> </text:span><text:span text:style-name="T12">variables :</text:span><text:span text:style-name="T14"> </text:span><text:span text:style-name="T12">name,</text:span><text:span text:style-name="T14"> lexeme</text:span><text:span text:style-name="T12">,</text:span><text:span text:style-name="T14"> line of the first occurrence, etc.</text:span></text:p>
        </text:list-item>
        <text:list-item>
          <text:p text:style-name="P35"><text:span text:style-name="T12">This</text:span><text:span text:style-name="T14"> </text:span><text:span text:style-name="T12">symbol</text:span><text:span text:style-name="T14"> </text:span><text:span text:style-name="T12">table</text:span><text:span text:style-name="T14"> </text:span><text:span text:style-name="T12">is</text:span><text:span text:style-name="T14"> </text:span><text:span text:style-name="T12">a</text:span><text:span text:style-name="T14"> </text:span><text:span text:style-name="T12">kind</text:span><text:span text:style-name="T14"> </text:span><text:span text:style-name="T12">of</text:span><text:span text:style-name="T14"> </text:span><text:span text:style-name="T12">map</text:span><text:span text:style-name="T14"> </text:span><text:span text:style-name="T12">with</text:span><text:span text:style-name="T14"> </text:span><text:span text:style-name="T12">the</text:span><text:span text:style-name="T14"> </text:span><text:span text:style-name="T12">name</text:span><text:span text:style-name="T14"> </text:span><text:span text:style-name="T12">of</text:span><text:span text:style-name="T14"> </text:span><text:span text:style-name="T12">the</text:span><text:span text:style-name="T14"> </text:span><text:span text:style-name="T12">variable</text:span><text:span text:style-name="T14"> </text:span><text:span text:style-name="T12">as</text:span><text:span text:style-name="T14"> </text:span><text:span text:style-name="T12">key</text:span><text:span text:style-name="T14"> </text:span><text:span text:style-name="T12">and</text:span><text:span text:style-name="T14"> </text:span><text:span text:style-name="T12">the</text:span><text:span text:style-name="T14"> </text:span><text:span text:style-name="T12">description</text:span><text:span text:style-name="T14"> </text:span><text:span text:style-name="T12">of</text:span><text:span text:style-name="T14"> </text:span><text:span text:style-name="T12">the</text:span><text:span text:style-name="T14"> </text:span><text:span text:style-name="T12">variable</text:span><text:span text:style-name="T14"> </text:span><text:span text:style-name="T12">as</text:span><text:span text:style-name="T14"> </text:span><text:span text:style-name="T12">value.</text:span></text:p>
        </text:list-item>
      </text:list>
      <text:p text:style-name="P28"><text:span text:style-name="T18">02.2</text:span><text:span text:style-name="T20"> Tokens</text:span></text:p>
      <text:list xml:id="list192420853084573" text:continue-numbering="true" text:style-name="WW8Num2">
        <text:list-item>
          <text:p text:style-name="P35"><text:span text:style-name="T12">Define</text:span><text:span text:style-name="T14"> </text:span><text:span text:style-name="T12">the</text:span><text:span text:style-name="T14"> </text:span><text:span text:style-name="T12">hierarchy</text:span><text:span text:style-name="T14"> </text:span><text:span text:style-name="T12">of</text:span><text:span text:style-name="T14"> </text:span><text:span text:style-name="T12">classes</text:span><text:span text:style-name="T14"> </text:span><text:span text:style-name="T12">that</text:span><text:span text:style-name="T14"> </text:span><text:span text:style-name="T12">is</text:span><text:span text:style-name="T14"> </text:span><text:span text:style-name="T12">describing</text:span><text:span text:style-name="T14"> </text:span><text:span text:style-name="T12">all</text:span><text:span text:style-name="T14"> </text:span><text:span text:style-name="T12">the</text:span><text:span text:style-name="T14"> </text:span><text:span text:style-name="T12">tokens</text:span><text:span text:style-name="T14"> </text:span><text:span text:style-name="T12">of</text:span><text:span text:style-name="T14"> </text:span><text:span text:style-name="T12">the</text:span><text:span text:style-name="T14"> </text:span><text:span text:style-name="T12">language.</text:span></text:p>
        </text:list-item>
        <text:list-item>
          <text:p text:style-name="P35"><text:span text:style-name="T12">Note</text:span><text:span text:style-name="T14"> </text:span><text:span text:style-name="T12">that</text:span><text:span text:style-name="T14"> </text:span><text:span text:style-name="T12">the</text:span><text:span text:style-name="T14"> </text:span><text:span text:style-name="T12">token</text:span><text:span text:style-name="T14"> </text:span><text:span text:style-name="T12">ID</text:span><text:span text:style-name="T14"> </text:span><text:span text:style-name="T12">should</text:span><text:span text:style-name="T14"> </text:span><text:span text:style-name="T12">point</text:span><text:span text:style-name="T14"> </text:span><text:span text:style-name="T12">to</text:span><text:span text:style-name="T14"> </text:span><text:span text:style-name="T12">an</text:span><text:span text:style-name="T14"> </text:span><text:span text:style-name="T12">entry</text:span><text:span text:style-name="T14"> </text:span><text:span text:style-name="T12">of</text:span><text:span text:style-name="T14"> </text:span><text:span text:style-name="T12">the</text:span><text:span text:style-name="T14"> </text:span><text:span text:style-name="T12">symbol</text:span><text:span text:style-name="T14"> </text:span><text:span text:style-name="T12">table.</text:span></text:p>
        </text:list-item>
      </text:list>
      <text:p text:style-name="P28"><text:span text:style-name="T18">02.3</text:span><text:span text:style-name="T20"> Scanner</text:span></text:p>
      <text:list xml:id="list192421516935168" text:continue-numbering="true" text:style-name="WW8Num2">
        <text:list-item>
          <text:p text:style-name="P35"><text:span text:style-name="T12">Create</text:span><text:span text:style-name="T14"> </text:span><text:span text:style-name="T12">the</text:span><text:span text:style-name="T14"> </text:span><text:span text:style-name="T12">Scanner</text:span><text:span text:style-name="T14"> </text:span><text:span text:style-name="T12">class</text:span><text:span text:style-name="T14"> </text:span><text:span text:style-name="T12">that</text:span><text:span text:style-name="T14"> </text:span><text:span text:style-name="T12">takes</text:span><text:span text:style-name="T14"> </text:span><text:span text:style-name="T12">an</text:span><text:span text:style-name="T14"> </text:span><text:span text:style-name="T12">input</text:span><text:span text:style-name="T14"> </text:span><text:span text:style-name="T12">stream (Reader is prefered in Java)</text:span><text:span text:style-name="T14"> </text:span><text:span text:style-name="T12">as</text:span><text:span text:style-name="T14"> </text:span><text:span text:style-name="T12">parameter</text:span><text:span text:style-name="T14"> </text:span><text:span text:style-name="T12">of</text:span><text:span text:style-name="T14"> </text:span><text:span text:style-name="T12">its</text:span><text:span text:style-name="T14"> </text:span><text:span text:style-name="T12">constructor.</text:span></text:p>
        </text:list-item>
        <text:list-item>
          <text:p text:style-name="P35"><text:span text:style-name="T12">The</text:span><text:span text:style-name="T14"> </text:span><text:span text:style-name="T12">scanner</text:span><text:span text:style-name="T14"> </text:span><text:span text:style-name="T12">is</text:span><text:span text:style-name="T14"> </text:span><text:span text:style-name="T12">able</text:span><text:span text:style-name="T14"> </text:span><text:span text:style-name="T12">to</text:span><text:span text:style-name="T14"> </text:span><text:span text:style-name="T12">read</text:span><text:span text:style-name="T14"> </text:span><text:span text:style-name="T12">the</text:span><text:span text:style-name="T14"> </text:span><text:span text:style-name="T12">characters</text:span><text:span text:style-name="T14"> </text:span><text:span text:style-name="T12">from</text:span><text:span text:style-name="T14"> </text:span><text:span text:style-name="T12">the</text:span><text:span text:style-name="T14"> </text:span><text:span text:style-name="T12">stream,</text:span><text:span text:style-name="T14"> </text:span><text:span text:style-name="T12">to</text:span><text:span text:style-name="T14"> compact </text:span><text:span text:style-name="T12">white</text:span><text:span text:style-name="T14"> </text:span><text:span text:style-name="T12">spaces when possible.</text:span></text:p>
        </text:list-item>
        <text:list-item>
          <text:p text:style-name="P35"><text:span text:style-name="T12">The</text:span><text:span text:style-name="T14"> </text:span><text:span text:style-name="T12">scanner</text:span><text:span text:style-name="T14"> </text:span><text:span text:style-name="T12">is</text:span><text:span text:style-name="T14"> </text:span><text:span text:style-name="T12">able</text:span><text:span text:style-name="T14"> </text:span><text:span text:style-name="T12">to</text:span><text:span text:style-name="T14"> </text:span><text:span text:style-name="T12">reply</text:span><text:span text:style-name="T14"> </text:span><text:span text:style-name="T12">the</text:span><text:span text:style-name="T14"> </text:span><text:span text:style-name="T12">line</text:span><text:span text:style-name="T14"> </text:span><text:span text:style-name="T12">in</text:span><text:span text:style-name="T14"> </text:span><text:span text:style-name="T12">the</text:span><text:span text:style-name="T14"> </text:span><text:span text:style-name="T12">source</text:span><text:span text:style-name="T14"> </text:span><text:span text:style-name="T12">program</text:span><text:span text:style-name="T14"> </text:span><text:span text:style-name="T12">at</text:span><text:span text:style-name="T14"> </text:span><text:span text:style-name="T12">which</text:span><text:span text:style-name="T14"> </text:span><text:span text:style-name="T12">the</text:span><text:span text:style-name="T14"> </text:span><text:span text:style-name="T12">read</text:span><text:span text:style-name="T14"> </text:span><text:span text:style-name="T12">character</text:span><text:span text:style-name="T14"> </text:span><text:span text:style-name="T12">is</text:span><text:span text:style-name="T14"> </text:span><text:span text:style-name="T12">located.</text:span></text:p>
        </text:list-item>
        <text:list-item>
          <text:p text:style-name="P35"><text:span text:style-name="T12">We</text:span><text:span text:style-name="T14"> </text:span><text:span text:style-name="T12">recommend</text:span><text:span text:style-name="T14"> </text:span><text:span text:style-name="T12">to</text:span><text:span text:style-name="T14"> </text:span><text:span text:style-name="T12">provides</text:span><text:span text:style-name="T14"> </text:span><text:span text:style-name="T12">to</text:span><text:span text:style-name="T14"> </text:span><text:span text:style-name="T12">functions :</text:span><text:span text:style-name="T14"> </text:span><text:span text:style-name="T12">char</text:span><text:span text:style-name="T14"> </text:span><text:span text:style-name="T12">peek(),</text:span><text:span text:style-name="T14"> </text:span><text:span text:style-name="T12">and</text:span><text:span text:style-name="T14"> </text:span><text:span text:style-name="T12">char</text:span><text:span text:style-name="T14"> </text:span><text:span text:style-name="T12">get().</text:span><text:span text:style-name="T14"> </text:span><text:span text:style-name="T12">The</text:span><text:span text:style-name="T14"> </text:span><text:span text:style-name="T12">first</text:span><text:span text:style-name="T14"> </text:span><text:span text:style-name="T12">replies</text:span><text:span text:style-name="T14"> </text:span><text:span text:style-name="T12">the</text:span><text:span text:style-name="T14"> </text:span><text:span text:style-name="T12">next</text:span><text:span text:style-name="T14"> </text:span><text:span text:style-name="T12">available</text:span><text:span text:style-name="T14"> </text:span><text:span text:style-name="T12">character</text:span><text:span text:style-name="T14"> </text:span><text:span text:style-name="T12">but</text:span><text:span text:style-name="T14"> </text:span><text:span text:style-name="T12">does</text:span><text:span text:style-name="T14"> </text:span><text:span text:style-name="T12">not</text:span><text:span text:style-name="T14"> </text:span><text:span text:style-name="T12">consume</text:span><text:span text:style-name="T14"> </text:span><text:span text:style-name="T12">it.</text:span><text:span text:style-name="T14"> </text:span><text:span text:style-name="T12">The</text:span><text:span text:style-name="T14"> </text:span><text:span text:style-name="T12">second</text:span><text:span text:style-name="T14"> </text:span><text:span text:style-name="T12">replies</text:span><text:span text:style-name="T14"> </text:span><text:span text:style-name="T12">the</text:span><text:span text:style-name="T14"> </text:span><text:span text:style-name="T12">next</text:span><text:span text:style-name="T14"> </text:span><text:span text:style-name="T12">available</text:span><text:span text:style-name="T14"> </text:span><text:span text:style-name="T12">character</text:span><text:span text:style-name="T14"> </text:span><text:span text:style-name="T12">and</text:span><text:span text:style-name="T14"> </text:span><text:span text:style-name="T12">consumes</text:span><text:span text:style-name="T14"> </text:span><text:span text:style-name="T12">it</text:span><text:span text:style-name="T14"> </text:span><text:span text:style-name="T12">to</text:span><text:span text:style-name="T14"> </text:span><text:span text:style-name="T12">pass</text:span><text:span text:style-name="T14"> </text:span><text:span text:style-name="T12">to</text:span><text:span text:style-name="T14"> </text:span><text:span text:style-name="T12">the</text:span><text:span text:style-name="T14"> </text:span><text:span text:style-name="T12">next</text:span><text:span text:style-name="T14"> </text:span><text:span text:style-name="T12">available</text:span><text:span text:style-name="T14"> </text:span><text:span text:style-name="T12">character.</text:span></text:p>
        </text:list-item>
      </text:list>
      <text:p text:style-name="P28"><text:span text:style-name="T18">02.4</text:span><text:span text:style-name="T20"> Lexer</text:span></text:p>
      <text:list xml:id="list192421833181935" text:continue-numbering="true" text:style-name="WW8Num2">
        <text:list-item>
          <text:p text:style-name="P35"><text:span text:style-name="T12">Create</text:span><text:span text:style-name="T14"> </text:span><text:span text:style-name="T12">the</text:span><text:span text:style-name="T14"> </text:span><text:span text:style-name="T12">Lexer</text:span><text:span text:style-name="T14"> </text:span><text:span text:style-name="T12">class</text:span><text:span text:style-name="T14"> </text:span><text:span text:style-name="T12">and</text:span><text:span text:style-name="T14"> </text:span><text:span text:style-name="T12">a</text:span><text:span text:style-name="T14"> </text:span><text:span text:style-name="T12">function</text:span><text:span text:style-name="T14"> </text:span><text:span text:style-name="T12">inside</text:span><text:span text:style-name="T14"> </text:span><text:span text:style-name="T12">that</text:span><text:span text:style-name="T14"> </text:span><text:span text:style-name="T12">is</text:span><text:span text:style-name="T14"> </text:span><text:span text:style-name="T12">able</text:span><text:span text:style-name="T14"> </text:span><text:span text:style-name="T12">to</text:span><text:span text:style-name="T14"> </text:span><text:span text:style-name="T12">read</text:span><text:span text:style-name="T14"> </text:span><text:span text:style-name="T12">a</text:span><text:span text:style-name="T14"> </text:span><text:span text:style-name="T12">character</text:span><text:span text:style-name="T14"> </text:span><text:span text:style-name="T12">from</text:span><text:span text:style-name="T14"> </text:span><text:span text:style-name="T12">an</text:span><text:span text:style-name="T14"> </text:span><text:span text:style-name="T12">input</text:span><text:span text:style-name="T14"> </text:span><text:span text:style-name="T12">stream.</text:span></text:p>
        </text:list-item>
        <text:list-item>
          <text:p text:style-name="P35"><text:span text:style-name="T12">Create</text:span><text:span text:style-name="T14"> </text:span><text:span text:style-name="T12">a</text:span><text:span text:style-name="T14"> </text:span><text:span text:style-name="T12">Finite</text:span><text:span text:style-name="T14"> Automata </text:span><text:span text:style-name="T12">(FA)</text:span><text:span text:style-name="T14"> or an ad-hoc (from-scratch) code that is recognizing the language</text:span><text:span text:style-name="T12">.</text:span><text:span text:style-name="T14"> </text:span><text:span text:style-name="T12">If</text:span><text:span text:style-name="T14"> </text:span><text:span text:style-name="T12">you</text:span><text:span text:style-name="T14"> </text:span><text:span text:style-name="T12">are</text:span><text:span text:style-name="T14"> </text:span><text:span text:style-name="T12">encountering</text:span><text:span text:style-name="T14"> </text:span><text:span text:style-name="T12">problems</text:span><text:span text:style-name="T14"> </text:span><text:span text:style-name="T12">to</text:span><text:span text:style-name="T14"> </text:span><text:span text:style-name="T12">do</text:span><text:span text:style-name="T14"> the FA</text:span><text:span text:style-name="T12">,</text:span><text:span text:style-name="T14"> </text:span><text:span text:style-name="T12">you</text:span><text:span text:style-name="T14"> </text:span><text:span text:style-name="T12">may</text:span><text:span text:style-name="T14"> </text:span><text:span text:style-name="T12">take</text:span><text:span text:style-name="T14"> </text:span><text:span text:style-name="T12">the</text:span><text:span text:style-name="T14"> </text:span><text:span text:style-name="T12">FA</text:span><text:span text:style-name="T14"> </text:span><text:span text:style-name="T12">at</text:span><text:span text:style-name="T14"> </text:span><text:span text:style-name="T12">the</text:span><text:span text:style-name="T14"> </text:span><text:span text:style-name="T12">end</text:span><text:span text:style-name="T14"> </text:span><text:span text:style-name="T12">of</text:span><text:span text:style-name="T14"> </text:span><text:span text:style-name="T12">this</text:span><text:span text:style-name="T14"> </text:span><text:span text:style-name="T12">document.</text:span></text:p>
        </text:list-item>
        <text:list-item>
          <text:p text:style-name="P35"><text:span text:style-name="T12">Implements</text:span><text:span text:style-name="T14"> </text:span><text:span text:style-name="T12">the</text:span><text:span text:style-name="T14"> </text:span><text:span text:style-name="T12">FA or the ad-hoc</text:span><text:span text:style-name="T14"> </text:span><text:span text:style-name="T12">in</text:span><text:span text:style-name="T14"> </text:span><text:span text:style-name="T12">the</text:span><text:span text:style-name="T14"> </text:span><text:span text:style-name="T12">function</text:span><text:span text:style-name="T14"> </text:span><text:span text:style-name="T12">getNextSymbol()</text:span><text:span text:style-name="T14"> </text:span><text:span text:style-name="T12">of</text:span><text:span text:style-name="T14"> </text:span><text:span text:style-name="T12">your</text:span><text:span text:style-name="T14"> </text:span><text:span text:style-name="T12">Lexer,</text:span><text:span text:style-name="T14"> </text:span><text:span text:style-name="T12">and</text:span><text:span text:style-name="T14"> it should use </text:span><text:span text:style-name="T12">the</text:span><text:span text:style-name="T14"> </text:span><text:span text:style-name="T12">Scanner.</text:span></text:p>
        </text:list-item>
        <text:list-item>
          <text:p text:style-name="P35"><text:span text:style-name="T12">Remember</text:span><text:span text:style-name="T14"> </text:span><text:span text:style-name="T12">that</text:span><text:span text:style-name="T14"> </text:span><text:span text:style-name="T12">the</text:span><text:span text:style-name="T14"> </text:span><text:span text:style-name="T12">Lexer</text:span><text:span text:style-name="T14"> </text:span><text:span text:style-name="T12">should</text:span><text:span text:style-name="T14"> </text:span><text:span text:style-name="T12">not</text:span><text:span text:style-name="T14"> </text:span><text:span text:style-name="T12">reply</text:span><text:span text:style-name="T14"> </text:span><text:span text:style-name="T12">a</text:span><text:span text:style-name="T14"> </text:span><text:span text:style-name="T12">token</text:span><text:span text:style-name="T14"> </text:span><text:span text:style-name="T12">for</text:span><text:span text:style-name="T14"> </text:span><text:span text:style-name="T12">the</text:span><text:span text:style-name="T14"> </text:span><text:span text:style-name="T12">comment</text:span><text:span text:style-name="T14"> </text:span><text:span text:style-name="T12">statements.</text:span></text:p>
        </text:list-item>
      </text:list>
      <text:p text:style-name="P28"><text:span text:style-name="T18">02.5</text:span><text:span text:style-name="T20"> Main Program</text:span></text:p>
      <text:list xml:id="list192422144970858" text:continue-numbering="true" text:style-name="WW8Num2">
        <text:list-item>
          <text:p text:style-name="P35"><text:soft-page-break/><text:span text:style-name="T12">Write</text:span><text:span text:style-name="T14"> </text:span><text:span text:style-name="T12">the</text:span><text:span text:style-name="T14"> </text:span><text:span text:style-name="T12">main</text:span><text:span text:style-name="T14"> </text:span><text:span text:style-name="T12">program</text:span><text:span text:style-name="T14"> </text:span><text:span text:style-name="T12">that</text:span><text:span text:style-name="T14"> </text:span><text:span text:style-name="T12">creates</text:span><text:span text:style-name="T14"> </text:span><text:span text:style-name="T12">the Symbol Table, and the</text:span><text:span text:style-name="T14"> </text:span><text:span text:style-name="T12">Lexer</text:span><text:span text:style-name="T14"> </text:span><text:span text:style-name="T12">on</text:span><text:span text:style-name="T14"> </text:span><text:span text:style-name="T12">an</text:span><text:span text:style-name="T14"> </text:span><text:span text:style-name="T12">input</text:span><text:span text:style-name="T14"> </text:span><text:span text:style-name="T12">file.</text:span></text:p>
        </text:list-item>
        <text:list-item>
          <text:p text:style-name="P35"><text:span text:style-name="T12">The</text:span><text:span text:style-name="T14"> </text:span><text:span text:style-name="T12">main</text:span><text:span text:style-name="T14"> </text:span><text:span text:style-name="T12">program</text:span><text:span text:style-name="T14"> </text:span><text:span text:style-name="T12">invokes</text:span><text:span text:style-name="T14"> </text:span><text:span text:style-name="T12">the</text:span><text:span text:style-name="T14"> </text:span><text:span text:style-name="T12">getNextSymbol()</text:span><text:span text:style-name="T14"> </text:span><text:span text:style-name="T12">function</text:span><text:span text:style-name="T14"> of the Lexer </text:span><text:span text:style-name="T12">to</text:span><text:span text:style-name="T14"> </text:span><text:span text:style-name="T12">retreive</text:span><text:span text:style-name="T14"> </text:span><text:span text:style-name="T12">the</text:span><text:span text:style-name="T14"> </text:span><text:span text:style-name="T12">tokens.</text:span></text:p>
        </text:list-item>
        <text:list-item>
          <text:p text:style-name="P35"><text:span text:style-name="T12">The</text:span><text:span text:style-name="T14"> </text:span><text:span text:style-name="T12">tokens</text:span><text:span text:style-name="T14"> </text:span><text:span text:style-name="T12">are</text:span><text:span text:style-name="T14"> </text:span><text:span text:style-name="T12">displayed</text:span><text:span text:style-name="T14"> </text:span><text:span text:style-name="T12">on</text:span><text:span text:style-name="T14"> </text:span><text:span text:style-name="T12">the</text:span><text:span text:style-name="T14"> </text:span><text:span text:style-name="T12">standard</text:span><text:span text:style-name="T14"> </text:span><text:span text:style-name="T12">output.</text:span></text:p>
        </text:list-item>
      </text:list>
      <text:p text:style-name="P36"/>
      <text:p text:style-name="P33"><text:span text:style-name="T9">03</text:span><text:span text:style-name="T11"> </text:span><text:span text:style-name="T9">|</text:span><text:span text:style-name="T11"> Finite Automata</text:span></text:p>
      <text:p text:style-name="P28"/>
      <text:p text:style-name="P22">A Finite Automata <text:span text:style-name="T53">(explained in Chapter 2)</text:span> is able to recognized one or more tokens. When a state is drawn with two circles, it means that a token is recognized and the Lexer could return it. If a star is drawn on the side of a two-circle state, it means that it does not consume the character from the input stream that has permits to reach this star-two-circle state.</text:p>
      <text:p text:style-name="P28"><text:bookmark-start text:name="__DdeLink__2_1042934972"/><text:span text:style-name="T18">03.1</text:span><text:span text:style-name="T20"> Alphabet</text:span></text:p>
      <text:p text:style-name="P22">The alphabet of the language is :<text:bookmark-end text:name="__DdeLink__2_1042934972"/></text:p>
      <text:list xml:id="list192420460332193" text:continue-numbering="true" text:style-name="WW8Num2">
        <text:list-item>
          <text:p text:style-name="P37">0, 1, 2, 3, 4, 5, 6, 7, 8, 9</text:p>
        </text:list-item>
        <text:list-item>
          <text:p text:style-name="P37">+, -, /, *</text:p>
        </text:list-item>
        <text:list-item>
          <text:p text:style-name="P37">a, b, c, d, …., x, y, z</text:p>
        </text:list-item>
        <text:list-item>
          <text:p text:style-name="P37">A, B, C, D, ….., X, Y, Z</text:p>
        </text:list-item>
        <text:list-item>
          <text:p text:style-name="P37">., &lt;, &gt;, =, (, ), "</text:p>
        </text:list-item>
      </text:list>
      <text:p text:style-name="P20"/>
      <text:p text:style-name="P28"><text:span text:style-name="T18">03.2</text:span><text:span text:style-name="T20"> Finite Automata for Token ID</text:span></text:p>
      <text:p text:style-name="P20"><draw:g text:anchor-type="char" draw:z-index="3" draw:name="Forme4" draw:style-name="gr1"><draw:custom-shape draw:style-name="gr2" draw:text-style-name="P39" svg:width="0.997cm" svg:height="0.997cm" svg:x="3.699cm" svg:y="2.441cm"><text:p text:style-name="P38"><text:span text:style-name="T54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39" svg:width="0.997cm" svg:height="0.997cm" svg:x="7.999cm" svg:y="2.441cm"><text:p text:style-name="P38"><text:span text:style-name="T54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3"><draw:custom-shape draw:style-name="gr4" draw:text-style-name="P40" svg:width="1.297cm" svg:height="1.297cm" svg:x="12.037cm" svg:y="2.3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39" svg:width="0.997cm" svg:height="0.997cm" svg:x="12.199cm" svg:y="2.441cm"><text:p text:style-name="P38"><text:span text:style-name="T54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onnector draw:style-name="gr5" draw:text-style-name="P41" draw:type="line" svg:x1="4.697cm" svg:y1="2.939cm" svg:x2="7.999cm" svg:y2="2.942cm" svg:d="M4697 2939l3302 3" svg:viewBox="0 0 3304 5"><text:p/></draw:connector><draw:connector draw:style-name="gr5" draw:text-style-name="P41" draw:type="line" svg:x1="8.999cm" svg:y1="2.94cm" svg:x2="12.039cm" svg:y2="2.955cm" svg:d="M8999 2940l3040 15" svg:viewBox="0 0 3041 16"><text:p/></draw:connector><draw:frame draw:style-name="gr17" draw:text-style-name="P43" svg:width="2.057cm" svg:height="0.98cm" svg:x="5.26cm" svg:y="2.171cm"><draw:text-box><text:p text:style-name="P42"><text:span text:style-name="T55">letter</text:span></text:p></draw:text-box></draw:frame><draw:frame draw:style-name="gr12" draw:text-style-name="P43" svg:width="2.093cm" svg:height="0.98cm" svg:x="9.361cm" svg:y="2.171cm"><draw:text-box><text:p text:style-name="P42"><text:span text:style-name="T55">other</text:span></text:p></draw:text-box></draw:frame><draw:connector draw:style-name="gr5" draw:text-style-name="P41" draw:type="line" svg:x1="1.783cm" svg:y1="2.93cm" svg:x2="3.701cm" svg:y2="2.942cm" svg:d="M1783 2930l1918 12" svg:viewBox="0 0 1919 14"><text:p/></draw:connector><draw:frame draw:style-name="gr7" draw:text-style-name="P43" svg:width="1.74cm" svg:height="0.98cm" svg:x="1.561cm" svg:y="2.073cm"><draw:text-box><text:p text:style-name="P42"><text:span text:style-name="T54">start</text:span></text:p></draw:text-box></draw:frame><draw:frame draw:style-name="gr9" draw:text-style-name="P43" svg:width="0.752cm" svg:height="0.98cm" svg:x="13.192cm" svg:y="2.037cm"><draw:text-box><text:p text:style-name="P42"><text:span text:style-name="T55">*</text:span></text:p></draw:text-box></draw:frame><draw:connector draw:style-name="gr5" draw:text-style-name="P41" draw:type="curve" svg:x1="8.844cm" svg:y1="2.586cm" svg:x2="8.14cm" svg:y2="2.591cm" svg:d="M8844 2586c-525 0-174 5-704 5" svg:viewBox="0 0 706 7"><text:p/></draw:connector><draw:frame draw:style-name="gr18" draw:text-style-name="P43" svg:width="4.315cm" svg:height="0.98cm" svg:x="6.361cm" svg:y="0.672cm"><draw:text-box><text:p text:style-name="P42"><text:span text:style-name="T55">letter</text:span><text:span text:style-name="T54"> or </text:span><text:span text:style-name="T55">digit</text:span></text:p></draw:text-box></draw:frame></draw:g></text:p>
      <text:p text:style-name="P20"/>
      <text:p text:style-name="P20"/>
      <text:p text:style-name="P20"/>
      <text:p text:style-name="P28"/>
      <text:p text:style-name="P28"/>
      <text:p text:style-name="P32"><text:span text:style-name="T18">03.3</text:span><text:span text:style-name="T20"> Finite Automata for Token RELOP</text:span></text:p>
      <text:p text:style-name="P20"><draw:g text:anchor-type="char" draw:z-index="4" draw:name="Forme5" draw:style-name="gr1"><draw:custom-shape draw:style-name="gr13" draw:text-style-name="P39" svg:width="0.916cm" svg:height="0.916cm" svg:x="3.741cm" svg:y="0.565cm"><text:p text:style-name="P38"><text:span text:style-name="T54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39" svg:width="0.916cm" svg:height="0.916cm" svg:x="7.694cm" svg:y="0.565cm"><text:p text:style-name="P38"><text:span text:style-name="T54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3"><draw:custom-shape draw:style-name="gr14" draw:text-style-name="P40" svg:width="1.193cm" svg:height="1.193cm" svg:x="11.405cm" svg:y="0.4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39" svg:width="0.916cm" svg:height="0.916cm" svg:x="11.555cm" svg:y="0.565cm"><text:p text:style-name="P38"><text:span text:style-name="T54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"><draw:custom-shape draw:style-name="gr15" draw:text-style-name="P40" svg:width="1.193cm" svg:height="1.191cm" svg:x="11.405cm" svg:y="2.1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39" svg:width="0.916cm" svg:height="0.916cm" svg:x="11.555cm" svg:y="2.311cm"><text:p text:style-name="P38"><text:span text:style-name="T54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"><draw:custom-shape draw:style-name="gr15" draw:text-style-name="P40" svg:width="1.193cm" svg:height="1.195cm" svg:x="11.405cm" svg:y="3.8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39" svg:width="0.916cm" svg:height="0.916cm" svg:x="11.555cm" svg:y="3.967cm"><text:p text:style-name="P38"><text:span text:style-name="T54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"><draw:custom-shape draw:style-name="gr14" draw:text-style-name="P40" svg:width="1.191cm" svg:height="1.193cm" svg:x="7.546cm" svg:y="5.3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39" svg:width="0.916cm" svg:height="0.916cm" svg:x="7.694cm" svg:y="5.528cm"><text:p text:style-name="P38"><text:span text:style-name="T54">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13" draw:text-style-name="P39" svg:width="0.916cm" svg:height="0.916cm" svg:x="7.694cm" svg:y="7.276cm"><text:p text:style-name="P38"><text:span text:style-name="T54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3"><draw:custom-shape draw:style-name="gr14" draw:text-style-name="P40" svg:width="1.193cm" svg:height="1.193cm" svg:x="11.405cm" svg:y="7.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39" svg:width="0.916cm" svg:height="0.916cm" svg:x="11.548cm" svg:y="7.276cm"><text:p text:style-name="P38"><text:span text:style-name="T54">1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"><draw:custom-shape draw:style-name="gr15" draw:text-style-name="P40" svg:width="1.193cm" svg:height="1.191cm" svg:x="11.405cm" svg:y="8.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" draw:text-style-name="P39" svg:width="0.916cm" svg:height="0.914cm" svg:x="11.548cm" svg:y="9.114cm"><text:p text:style-name="P38"><text:span text:style-name="T54">1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onnector draw:style-name="gr5" draw:text-style-name="P41" draw:type="line" svg:x1="4.66cm" svg:y1="1.023cm" svg:x2="7.696cm" svg:y2="1.028cm" svg:d="M4660 1023l3036 5" svg:viewBox="0 0 3037 7"><text:p/></draw:connector><draw:connector draw:style-name="gr5" draw:text-style-name="P41" draw:type="line" svg:x1="8.613cm" svg:y1="1.025cm" svg:x2="11.405cm" svg:y2="1.037cm" svg:d="M8613 1025l2792 12" svg:viewBox="0 0 2794 14"><text:p/></draw:connector><draw:connector draw:style-name="gr5" draw:text-style-name="P41" draw:type="line" svg:x1="8.477cm" svg:y1="1.35cm" svg:x2="11.405cm" svg:y2="2.754cm" svg:d="M8477 1350l2928 1404" svg:viewBox="0 0 2930 1406"><text:p/></draw:connector><draw:connector draw:style-name="gr5" draw:text-style-name="P41" draw:type="line" svg:x1="8.152cm" svg:y1="1.48cm" svg:x2="11.403cm" svg:y2="4.424cm" svg:d="M8152 1480l3251 2944" svg:viewBox="0 0 3253 2946"><text:p/></draw:connector><draw:connector draw:style-name="gr5" draw:text-style-name="P41" draw:type="line" svg:x1="4.526cm" svg:y1="1.35cm" svg:x2="8.144cm" svg:y2="5.399cm" svg:d="M4526 1350l3618 4049" svg:viewBox="0 0 3620 4050"><text:p/></draw:connector><draw:connector draw:style-name="gr5" draw:text-style-name="P41" draw:type="line" svg:x1="4.2cm" svg:y1="1.482cm" svg:x2="7.828cm" svg:y2="7.41cm" svg:d="M4200 1482l3628 5928" svg:viewBox="0 0 3630 5930"><text:p/></draw:connector><draw:connector draw:style-name="gr5" draw:text-style-name="P41" draw:type="line" svg:x1="8.613cm" svg:y1="7.733cm" svg:x2="11.405cm" svg:y2="7.736cm" svg:d="M8613 7733l2792 3" svg:viewBox="0 0 2794 5"><text:p/></draw:connector><draw:connector draw:style-name="gr5" draw:text-style-name="P41" draw:type="line" svg:x1="8.477cm" svg:y1="8.061cm" svg:x2="11.405cm" svg:y2="9.574cm" svg:d="M8477 8061l2928 1513" svg:viewBox="0 0 2930 1515"><text:p/></draw:connector><draw:frame draw:style-name="gr6" draw:text-style-name="P43" svg:width="0.876cm" svg:height="0.98cm" svg:x="5.544cm" svg:y="0.318cm"><draw:text-box><text:p text:style-name="P42"><text:span text:style-name="T54">&lt;</text:span></text:p></draw:text-box></draw:frame><draw:frame draw:style-name="gr6" draw:text-style-name="P43" svg:width="0.876cm" svg:height="0.98cm" svg:x="9.497cm" svg:y="0.318cm"><draw:text-box><text:p text:style-name="P42"><text:span text:style-name="T54">=</text:span></text:p></draw:text-box></draw:frame><draw:frame draw:style-name="gr6" draw:text-style-name="P43" svg:width="0.876cm" svg:height="0.98cm" svg:x="9.682cm" svg:y="1.238cm"><draw:text-box><text:p text:style-name="P42"><text:span text:style-name="T54">&gt;</text:span></text:p></draw:text-box></draw:frame><draw:frame draw:style-name="gr12" draw:text-style-name="P43" svg:width="2.093cm" svg:height="0.98cm" svg:x="8.027cm" svg:y="2.8cm"><draw:text-box><text:p text:style-name="P42"><text:span text:style-name="T55">other</text:span></text:p></draw:text-box></draw:frame><draw:frame draw:style-name="gr6" draw:text-style-name="P43" svg:width="0.876cm" svg:height="0.98cm" svg:x="6.189cm" svg:y="2.616cm"><draw:text-box><text:p text:style-name="P42"><text:span text:style-name="T54">=</text:span></text:p></draw:text-box></draw:frame><draw:frame draw:style-name="gr6" draw:text-style-name="P43" svg:width="0.876cm" svg:height="0.98cm" svg:x="5.27cm" svg:y="4.269cm"><draw:text-box><text:p text:style-name="P42"><text:span text:style-name="T54">&gt;</text:span></text:p></draw:text-box></draw:frame><draw:frame draw:style-name="gr6" draw:text-style-name="P43" svg:width="0.876cm" svg:height="0.98cm" svg:x="9.407cm" svg:y="6.936cm"><draw:text-box><text:p text:style-name="P42"><text:span text:style-name="T54">=</text:span></text:p></draw:text-box></draw:frame><draw:frame draw:style-name="gr12" draw:text-style-name="P43" svg:width="2.093cm" svg:height="0.98cm" svg:x="7.937cm" svg:y="8.59cm"><draw:text-box><text:p text:style-name="P42"><text:span text:style-name="T55">other</text:span></text:p></draw:text-box></draw:frame><draw:connector draw:style-name="gr5" draw:text-style-name="P41" draw:type="line" svg:x1="1.977cm" svg:y1="1.014cm" svg:x2="3.738cm" svg:y2="1.027cm" svg:d="M1977 1014l1761 13" svg:viewBox="0 0 1762 14"><text:p/></draw:connector><draw:frame draw:style-name="gr7" draw:text-style-name="P43" svg:width="1.74cm" svg:height="0.98cm" svg:x="1.776cm" svg:y="0.226cm"><draw:text-box><text:p text:style-name="P42"><text:span text:style-name="T54">start</text:span></text:p></draw:text-box></draw:frame><draw:frame draw:style-name="gr9" draw:text-style-name="P43" svg:width="0.752cm" svg:height="0.98cm" svg:x="12.469cm" svg:y="3.689cm"><draw:text-box><text:p text:style-name="P42"><text:span text:style-name="T55">*</text:span></text:p></draw:text-box></draw:frame><draw:frame draw:style-name="gr9" draw:text-style-name="P43" svg:width="0.752cm" svg:height="0.98cm" svg:x="12.375cm" svg:y="8.744cm"><draw:text-box><text:p text:style-name="P42"><text:span text:style-name="T55">*</text:span></text:p></draw:text-box></draw:frame></draw:g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8"/>
      <text:p text:style-name="P28"><text:span text:style-name="T18">03.4</text:span><text:span text:style-name="T20"> Finite Automata for Token NUM</text:span></text:p>
      <text:p text:style-name="P20"><draw:g text:anchor-type="char" draw:z-index="5" draw:name="Forme6" draw:style-name="gr1"><draw:custom-shape draw:style-name="gr2" draw:text-style-name="P39" svg:width="0.997cm" svg:height="0.997cm" svg:x="2.145cm" svg:y="1.534cm"><text:p text:style-name="P38"><text:span text:style-name="T54">1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3"><draw:custom-shape draw:style-name="gr4" draw:text-style-name="P40" svg:width="1.297cm" svg:height="1.297cm" svg:x="6.583cm" svg:y="1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39" svg:width="0.997cm" svg:height="0.997cm" svg:x="6.745cm" svg:y="1.534cm"><text:p text:style-name="P38"><text:span text:style-name="T54">1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"><draw:custom-shape draw:style-name="gr4" draw:text-style-name="P40" svg:width="1.297cm" svg:height="1.297cm" svg:x="6.583cm" svg:y="3.4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39" svg:width="0.997cm" svg:height="0.997cm" svg:x="6.745cm" svg:y="3.633cm"><text:p text:style-name="P38"><text:span text:style-name="T54">1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"><draw:custom-shape draw:style-name="gr4" draw:text-style-name="P40" svg:width="1.297cm" svg:height="1.297cm" svg:x="10.245cm" svg:y="2.5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39" svg:width="0.997cm" svg:height="0.997cm" svg:x="10.407cm" svg:y="2.679cm"><text:p text:style-name="P38"><text:span text:style-name="T54">1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onnector draw:style-name="gr5" draw:text-style-name="P41" draw:type="line" svg:x1="3.141cm" svg:y1="2.034cm" svg:x2="6.581cm" svg:y2="2.046cm" svg:d="M3141 2034l3440 12" svg:viewBox="0 0 3441 14"><text:p/></draw:connector><draw:connector draw:style-name="gr5" draw:text-style-name="P41" draw:type="line" svg:x1="7.228cm" svg:y1="2.693cm" svg:x2="7.232cm" svg:y2="3.466cm" svg:d="M7228 2693l4 773" svg:viewBox="0 0 5 774"><text:p/></draw:connector><draw:frame draw:style-name="gr11" draw:text-style-name="P43" svg:width="1.846cm" svg:height="0.98cm" svg:x="3.706cm" svg:y="1.265cm"><draw:text-box><text:p text:style-name="P42"><text:span text:style-name="T55">digit</text:span></text:p></draw:text-box></draw:frame><draw:frame draw:style-name="gr10" draw:text-style-name="P43" svg:width="0.682cm" svg:height="0.98cm" svg:x="7.509cm" svg:y="2.466cm"><draw:text-box><text:p text:style-name="P42"><text:span text:style-name="T55">.</text:span></text:p></draw:text-box></draw:frame><draw:frame draw:style-name="gr12" draw:text-style-name="P43" svg:width="2.093cm" svg:height="0.98cm" svg:x="8.537cm" svg:y="3.632cm"><draw:text-box><text:p text:style-name="P42"><text:span text:style-name="T55">other</text:span></text:p></draw:text-box></draw:frame><draw:connector draw:style-name="gr5" draw:text-style-name="P41" draw:type="line" svg:x1="0.229cm" svg:y1="2.023cm" svg:x2="2.147cm" svg:y2="2.037cm" svg:d="M229 2023l1918 14" svg:viewBox="0 0 1919 16"><text:p/></draw:connector><draw:frame draw:style-name="gr7" draw:text-style-name="P43" svg:width="1.74cm" svg:height="0.98cm" svg:x="0.007cm" svg:y="1.166cm"><draw:text-box><text:p text:style-name="P42"><text:span text:style-name="T54">start</text:span></text:p></draw:text-box></draw:frame><draw:frame draw:style-name="gr9" draw:text-style-name="P43" svg:width="0.752cm" svg:height="0.98cm" svg:x="11.391cm" svg:y="2.332cm"><draw:text-box><text:p text:style-name="P42"><text:span text:style-name="T55">*</text:span></text:p></draw:text-box></draw:frame><draw:connector draw:style-name="gr5" draw:text-style-name="P41" draw:type="curve" svg:x1="7.228cm" svg:y1="1.393cm" svg:x2="7.881cm" svg:y2="2.046cm" svg:d="M7228 1393c0 489 653 165 653 653" svg:viewBox="0 0 654 654"><text:p/></draw:connector><draw:frame draw:style-name="gr11" draw:text-style-name="P43" svg:width="1.846cm" svg:height="0.98cm" svg:x="7.091cm" svg:y="0.432cm"><draw:text-box><text:p text:style-name="P42"><text:span text:style-name="T55">digit</text:span></text:p></draw:text-box></draw:frame><draw:frame draw:style-name="gr11" draw:text-style-name="P43" svg:width="1.846cm" svg:height="0.98cm" svg:x="7.19cm" svg:y="4.831cm"><draw:text-box><text:p text:style-name="P42"><text:span text:style-name="T55">digit</text:span></text:p></draw:text-box></draw:frame><draw:custom-shape draw:style-name="gr2" draw:text-style-name="P39" svg:width="0.997cm" svg:height="0.997cm" svg:x="2.145cm" svg:y="3.633cm"><text:p text:style-name="P38"><text:span text:style-name="T54">1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5" draw:text-style-name="P41" draw:type="line" svg:x1="2.642cm" svg:y1="2.533cm" svg:x2="2.646cm" svg:y2="3.635cm" svg:d="M2642 2533l4 1102" svg:viewBox="0 0 5 1104"><text:p/></draw:connector><draw:frame draw:style-name="gr10" draw:text-style-name="P43" svg:width="0.682cm" svg:height="0.98cm" svg:x="1.806cm" svg:y="2.565cm"><draw:text-box><text:p text:style-name="P42"><text:span text:style-name="T55">.</text:span></text:p></draw:text-box></draw:frame><draw:connector draw:style-name="gr5" draw:text-style-name="P41" draw:type="line" svg:x1="3.141cm" svg:y1="4.127cm" svg:x2="6.581cm" svg:y2="4.111cm" svg:d="M3141 4127l3440-16" svg:viewBox="0 0 3441 18"><text:p/></draw:connector><draw:frame draw:style-name="gr11" draw:text-style-name="P43" svg:width="1.846cm" svg:height="0.98cm" svg:x="3.806cm" svg:y="3.164cm"><draw:text-box><text:p text:style-name="P42"><text:span text:style-name="T55">digit</text:span></text:p></draw:text-box></draw:frame><draw:connector draw:style-name="gr5" draw:text-style-name="P41" draw:type="line" svg:x1="7.879cm" svg:y1="2.041cm" svg:x2="10.243cm" svg:y2="3.18cm" svg:d="M7879 2041l2364 1139" svg:viewBox="0 0 2365 1141"><text:p/></draw:connector><draw:connector draw:style-name="gr5" draw:text-style-name="P41" draw:type="line" svg:x1="7.879cm" svg:y1="4.11cm" svg:x2="10.243cm" svg:y2="3.18cm" svg:d="M7879 4110l2364-930" svg:viewBox="0 0 2365 931"><text:p/></draw:connector><draw:frame draw:style-name="gr12" draw:text-style-name="P43" svg:width="2.093cm" svg:height="0.98cm" svg:x="8.438cm" svg:y="1.631cm"><draw:text-box><text:p text:style-name="P42"><text:span text:style-name="T55">other</text:span></text:p></draw:text-box></draw:frame><draw:connector draw:style-name="gr5" draw:text-style-name="P41" draw:type="curve" svg:x1="7.219cm" svg:y1="4.761cm" svg:x2="6.577cm" svg:y2="4.11cm" svg:d="M7219 4761c0-487-642-163-642-651" svg:viewBox="0 0 644 653"><text:p/></draw:connector></draw:g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8"/>
      <text:p text:style-name="P28"/>
      <text:p text:style-name="P32"><text:span text:style-name="T18">03.5</text:span><text:span text:style-name="T20"> Finite Automata for Tokens OP and =</text:span></text:p>
      <text:p text:style-name="P20"><draw:g text:anchor-type="char" draw:z-index="6" draw:name="Forme7" draw:style-name="gr1"><draw:custom-shape draw:style-name="gr2" draw:text-style-name="P39" svg:width="0.997cm" svg:height="0.997cm" svg:x="4.983cm" svg:y="1.059cm"><text:p text:style-name="P38"><text:span text:style-name="T54">1</text:span><text:span text:style-name="T54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3"><draw:custom-shape draw:style-name="gr4" draw:text-style-name="P40" svg:width="1.297cm" svg:height="1.297cm" svg:x="9.421cm" svg:y="0.9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39" svg:width="0.997cm" svg:height="0.997cm" svg:x="9.583cm" svg:y="1.059cm"><text:p text:style-name="P38"><text:span text:style-name="T54">1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"><draw:custom-shape draw:style-name="gr4" draw:text-style-name="P40" svg:width="1.297cm" svg:height="1.297cm" svg:x="9.421cm" svg:y="2.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39" svg:width="0.997cm" svg:height="0.997cm" svg:x="9.583cm" svg:y="3.159cm"><text:p text:style-name="P38"><text:span text:style-name="T54">2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onnector draw:style-name="gr5" draw:text-style-name="P41" draw:type="line" svg:x1="5.979cm" svg:y1="1.556cm" svg:x2="9.415cm" svg:y2="1.566cm" svg:d="M5979 1556l3436 10" svg:viewBox="0 0 3438 12"><text:p/></draw:connector><draw:frame draw:style-name="gr6" draw:text-style-name="P43" svg:width="0.876cm" svg:height="0.98cm" svg:x="7.045cm" svg:y="0.791cm"><draw:text-box><text:p text:style-name="P42"><text:span text:style-name="T55">+</text:span></text:p></draw:text-box></draw:frame><draw:connector draw:style-name="gr5" draw:text-style-name="P41" draw:type="line" svg:x1="3.067cm" svg:y1="1.549cm" svg:x2="4.985cm" svg:y2="1.561cm" svg:d="M3067 1549l1918 12" svg:viewBox="0 0 1919 14"><text:p/></draw:connector><draw:frame draw:style-name="gr7" draw:text-style-name="P43" svg:width="1.74cm" svg:height="0.98cm" svg:x="2.845cm" svg:y="0.69cm"><draw:text-box><text:p text:style-name="P42"><text:span text:style-name="T54">start</text:span></text:p></draw:text-box></draw:frame><draw:connector draw:style-name="gr5" draw:text-style-name="P41" draw:type="line" svg:x1="5.835cm" svg:y1="1.909cm" svg:x2="9.421cm" svg:y2="3.637cm" svg:d="M5835 1909l3586 1728" svg:viewBox="0 0 3588 1730"><text:p/></draw:connector><draw:frame draw:style-name="gr8" draw:text-style-name="P43" svg:width="0.717cm" svg:height="0.98cm" svg:x="7.244cm" svg:y="1.889cm"><draw:text-box><text:p text:style-name="P42"><text:span text:style-name="T55">-</text:span></text:p></draw:text-box></draw:frame><draw:g draw:style-name="gr3"><draw:custom-shape draw:style-name="gr4" draw:text-style-name="P40" svg:width="1.297cm" svg:height="1.297cm" svg:x="9.421cm" svg:y="4.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39" svg:width="0.997cm" svg:height="0.997cm" svg:x="9.583cm" svg:y="5.158cm"><text:p text:style-name="P38"><text:span text:style-name="T54">2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"><draw:custom-shape draw:style-name="gr4" draw:text-style-name="P40" svg:width="1.297cm" svg:height="1.297cm" svg:x="6.621cm" svg:y="6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39" svg:width="0.997cm" svg:height="0.997cm" svg:x="6.784cm" svg:y="6.858cm"><text:p text:style-name="P38"><text:span text:style-name="T54">2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"><draw:custom-shape draw:style-name="gr4" draw:text-style-name="P40" svg:width="1.297cm" svg:height="1.297cm" svg:x="3.621cm" svg:y="6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39" svg:width="0.997cm" svg:height="0.997cm" svg:x="3.783cm" svg:y="6.858cm"><text:p text:style-name="P38"><text:span text:style-name="T54">2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onnector draw:style-name="gr5" draw:text-style-name="P41" draw:type="line" svg:x1="5.835cm" svg:y1="1.909cm" svg:x2="9.421cm" svg:y2="5.637cm" svg:d="M5835 1909l3586 3728" svg:viewBox="0 0 3588 3731"><text:p/></draw:connector><draw:connector draw:style-name="gr5" draw:text-style-name="P41" draw:type="line" svg:x1="5.482cm" svg:y1="2.059cm" svg:x2="7.269cm" svg:y2="6.691cm" svg:d="M5482 2059l1787 4632" svg:viewBox="0 0 1789 4634"><text:p/></draw:connector><draw:connector draw:style-name="gr5" draw:text-style-name="P41" draw:type="line" svg:x1="5.121cm" svg:y1="1.911cm" svg:x2="4.263cm" svg:y2="6.691cm" svg:d="M5121 1911l-858 4780" svg:viewBox="0 0 859 4782"><text:p/></draw:connector><draw:frame draw:style-name="gr9" draw:text-style-name="P43" svg:width="0.752cm" svg:height="0.98cm" svg:x="7.047cm" svg:y="3.69cm"><draw:text-box><text:p text:style-name="P42"><text:span text:style-name="T55">*</text:span></text:p></draw:text-box></draw:frame><draw:frame draw:style-name="gr10" draw:text-style-name="P43" svg:width="0.682cm" svg:height="0.98cm" svg:x="5.544cm" svg:y="3.99cm"><draw:text-box><text:p text:style-name="P42"><text:span text:style-name="T55">/</text:span></text:p></draw:text-box></draw:frame><draw:frame draw:style-name="gr6" draw:text-style-name="P43" svg:width="0.876cm" svg:height="0.98cm" svg:x="3.843cm" svg:y="3.99cm"><draw:text-box><text:p text:style-name="P42"><text:span text:style-name="T55">=</text:span></text:p></draw:text-box></draw:frame></draw:g></text:p>
      <text:p text:style-name="P20"/>
      <text:p text:style-name="P20"/>
      <text:p text:style-name="P20"/>
      <text:p text:style-name="P20"/>
      <text:p text:style-name="P20"/>
      <text:p text:style-name="P20"/>
      <text:p text:style-name="P21"><text:span text:style-name="T2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Times" svg:font-family="Times, 'Times New Roman'"/>
    <style:font-face style:name="monospace" svg:font-family="monospace"/>
    <style:font-face style:name="sans-serif" svg:font-family="sans-serif, Arial"/>
    <style:font-face style:name="DejaVu Sans Mono" svg:font-family="'DejaVu Sans Mono'" style:font-family-generic="modern"/>
    <style:font-face style:name="WenQuanYi Micro Hei2" svg:font-family="'WenQuanYi Micro Hei'" style:font-family-generic="modern"/>
    <style:font-face style:name="Helvetica" svg:font-family="Helvetica, Arial" style:font-family-generic="swiss"/>
    <style:font-face style:name="Sans-serif" svg:font-family="Sans-serif, Arial" style:font-family-generic="swiss"/>
    <style:font-face style:name="DejaVu Sans" svg:font-family="'DejaVu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Helvetica" fo:font-family="Helvetica, Arial" style:font-family-generic="swiss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Times" fo:font-family="Times, 'Times New Roman'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, 'Times New Roman'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2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style:font-name="Garamond" fo:font-family="Garamond" style:font-family-generic="roman" style:font-pitch="variable" fo:font-size="26pt" fo:language="fr" fo:country="FR" style:font-size-asian="26pt" style:font-name-complex="Garamond" style:font-family-complex="Garamond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end" style:justify-single-word="false" fo:text-indent="0cm" style:auto-text-indent="false" fo:keep-with-next="always"/>
      <style:text-properties style:font-name="Garamond" fo:font-family="Garamond" style:font-family-generic="roman" style:font-pitch="variable" fo:font-size="48pt" fo:language="fr" fo:country="FR" style:font-size-asian="48pt" style:font-name-complex="Garamond" style:font-family-complex="Garamond" style:font-family-generic-complex="roman" style:font-pitch-complex="variabl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0cm" fo:margin-right="0cm" fo:margin-top="0.494cm" fo:margin-bottom="0.494cm" loext:contextual-spacing="false" fo:text-indent="0cm" style:auto-text-indent="false"/>
      <style:text-properties style:font-name="Arial Unicode MS" fo:font-family="'Arial Unicode MS'" style:font-family-generic="swiss" style:font-pitch="variable" fo:font-size="13.5pt" fo:language="fr" fo:country="FR" fo:font-weight="bold" style:font-name-asian="Arial Unicode MS" style:font-family-asian="'Arial Unicode MS'" style:font-family-generic-asian="swiss" style:font-pitch-asian="variable" style:font-size-asian="13.5pt" style:font-weight-asian="bold" style:font-name-complex="Arial Unicode MS" style:font-family-complex="'Arial Unicode MS'" style:font-family-generic-complex="swiss" style:font-pitch-complex="variable" style:font-size-complex="13.5pt" style:font-weight-complex="bold"/>
    </style:style>
    <style:style style:name="Répertoire" style:family="paragraph" style:parent-style-name="Standard">
      <style:paragraph-properties text:number-lines="false" text:line-number="0"/>
      <style:text-properties style:font-name="Times" fo:font-family="Times, 'Times New Roman'" style:font-name-complex="Tahoma1" style:font-family-complex="Tahoma"/>
    </style:style>
    <style:style style:name="body" style:family="paragraph" style:parent-style-name="Standard">
      <style:paragraph-properties fo:margin-top="0.494cm" fo:margin-bottom="0.494cm" loext:contextual-spacing="false"/>
      <style:text-properties style:font-name="Arial Unicode MS" fo:font-family="'Arial Unicode MS'" style:font-family-generic="swiss" style:font-pitch="variable" fo:language="fr" fo:country="FR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pathannotation" style:family="paragraph" style:parent-style-name="Standard">
      <style:paragraph-properties fo:margin-top="0.494cm" fo:margin-bottom="0.494cm" loext:contextual-spacing="false"/>
      <style:text-properties style:font-name="Arial Unicode MS" fo:font-family="'Arial Unicode MS'" style:font-family-generic="swiss" style:font-pitch="variable" fo:language="fr" fo:country="FR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bodycaption" style:family="paragraph" style:parent-style-name="Standard">
      <style:paragraph-properties fo:margin-top="0.494cm" fo:margin-bottom="0.494cm" loext:contextual-spacing="false"/>
      <style:text-properties style:font-name="Arial Unicode MS" fo:font-family="'Arial Unicode MS'" style:font-family-generic="swiss" style:font-pitch="variable" fo:language="fr" fo:country="FR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procheading" style:family="paragraph" style:parent-style-name="Standard">
      <style:paragraph-properties fo:margin-top="0.494cm" fo:margin-bottom="0.494cm" loext:contextual-spacing="false"/>
      <style:text-properties fo:language="fr" fo:country="FR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fo:font-size="10pt" style:font-name-asian="WenQuanYi Micro Hei2" style:font-family-asian="'WenQuanYi Micro Hei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WW8Num2z0" style:family="text">
      <style:text-properties style:font-name="Wingdings1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Wingdings1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3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-Absatz-Standardschriftart11" style:family="text"/>
    <style:style style:name="WW-Absatz-Standardschriftart111" style:family="text"/>
    <style:style style:name="WW8Num3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4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bold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WW8Num2z1" style:num-suffix="." text:bullet-char="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 2"/>
      </text:list-level-style-bullet>
      <text:list-level-style-bullet text:level="3" text:style-name="WW8Num2z2" style:num-suffix="." text:bullet-char="■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WW8Num2z0" style:num-suffix=".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1"/>
      </text:list-level-style-bullet>
      <text:list-level-style-bullet text:level="5" text:style-name="WW8Num2z1" style:num-suffix="." text:bullet-char="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6" text:style-name="WW8Num2z2" style:num-suffix="." text:bullet-char="■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WW8Num2z0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8" text:style-name="WW8Num2z1" style:num-suffix="." text:bullet-char="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 2"/>
      </text:list-level-style-bullet>
      <text:list-level-style-bullet text:level="9" text:style-name="WW8Num2z2" style:num-suffix="." text:bullet-char="■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VI50 </dc:title>
    <meta:initial-creator> GI</meta:initial-creator>
    <meta:creation-date>2007-12-03T11:14:00</meta:creation-date>
    <dc:date>2021-09-15T19:24:19.819414051</dc:date>
    <meta:print-date>2007-11-05T08:39:00</meta:print-date>
    <meta:editing-cycles>6</meta:editing-cycles>
    <meta:editing-duration>PT1H9M36S</meta:editing-duration>
    <meta:generator>LibreOffice/6.4.7.2$Linux_X86_64 LibreOffice_project/40$Build-2</meta:generator>
    <meta:document-statistic meta:table-count="0" meta:image-count="0" meta:object-count="0" meta:page-count="9" meta:paragraph-count="118" meta:word-count="1140" meta:character-count="6052" meta:non-whitespace-character-count="5075"/>
    <meta:user-defined meta:name="Info 1"/>
    <meta:user-defined meta:name="Info 2"/>
    <meta:user-defined meta:name="Info 3"/>
    <meta:user-defined meta:name="Info 4"/>
  </office:meta>
</office:document-meta>
</file>